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modern" style:font-pitch="fixed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4909in" text:min-label-width="0in"/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4909in" text:min-label-width="0in"/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/>
        <style:text-properties style:font-name="OpenSymbol"/>
      </text:list-level-style-bullet>
    </text:list-style>
    <style:style style:name="P1" style:parent-style-name="Título1" style:master-page-name="MP0" style:family="paragraph">
      <style:paragraph-properties fo:break-before="page" fo:margin-bottom="0in" fo:margin-left="1.9694in" fo:text-indent="0.4923in">
        <style:tab-stops/>
      </style:paragraph-properties>
      <style:text-properties style:font-name="Times New Roman" style:font-name-complex="Times New Roman" fo:color="#FF0066" fo:font-size="11pt" style:font-size-asian="11pt" style:font-size-complex="11pt"/>
    </style:style>
    <style:style style:name="P2" style:parent-style-name="Título2" style:family="paragraph">
      <style:paragraph-properties fo:margin-bottom="0in"/>
      <style:text-properties style:font-name="Times New Roman" style:font-name-complex="Times New Roman" fo:color="#FF0066" fo:font-size="11pt" style:font-size-asian="11pt" style:font-size-complex="11pt"/>
    </style:style>
    <style:style style:name="P3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T4" style:parent-style-name="SourceText" style:family="text">
      <style:text-properties style:font-name="Times New Roman" style:font-name-complex="Times New Roman" fo:color="#00B050" fo:font-size="11pt" style:font-size-asian="11pt" style:font-size-complex="11pt" fo:language="en" fo:country="US"/>
    </style:style>
    <style:style style:name="T5" style:parent-style-name="SourceText" style:family="text">
      <style:text-properties style:font-name="Times New Roman" style:font-name-complex="Times New Roman" fo:color="#00B050" fo:font-size="11pt" style:font-size-asian="11pt" style:font-size-complex="11pt" fo:language="en" fo:country="US"/>
    </style:style>
    <style:style style:name="T6" style:parent-style-name="SourceText" style:family="text">
      <style:text-properties style:font-name="Times New Roman" style:font-name-complex="Times New Roman" fo:color="#00B050" fo:font-size="11pt" style:font-size-asian="11pt" style:font-size-complex="11pt" fo:language="en" fo:country="US"/>
    </style:style>
    <style:style style:name="T7" style:parent-style-name="SourceText" style:family="text">
      <style:text-properties style:font-name="Times New Roman" style:font-name-complex="Times New Roman" fo:color="#00B050" fo:font-size="11pt" style:font-size-asian="11pt" style:font-size-complex="11pt" fo:language="en" fo:country="US"/>
    </style:style>
    <style:style style:name="T8" style:parent-style-name="SourceText" style:family="text">
      <style:text-properties style:font-name="Times New Roman" style:font-name-complex="Times New Roman" fo:color="#00B050" fo:font-size="11pt" style:font-size-asian="11pt" style:font-size-complex="11pt" fo:language="en" fo:country="US"/>
    </style:style>
    <style:style style:name="T9" style:parent-style-name="SourceText" style:family="text">
      <style:text-properties style:font-name="Times New Roman" style:font-name-complex="Times New Roman" fo:color="#00B050" fo:font-size="11pt" style:font-size-asian="11pt" style:font-size-complex="11pt" fo:language="en" fo:country="US"/>
    </style:style>
    <style:style style:name="T10" style:parent-style-name="SourceText" style:family="text">
      <style:text-properties style:font-name="Times New Roman" style:font-name-complex="Times New Roman" fo:color="#00B050" fo:font-size="11pt" style:font-size-asian="11pt" style:font-size-complex="11pt" fo:language="en" fo:country="US"/>
    </style:style>
    <style:style style:name="T11" style:parent-style-name="SourceText" style:family="text">
      <style:text-properties style:font-name="Times New Roman" style:font-name-complex="Times New Roman" fo:color="#00B050" fo:font-size="11pt" style:font-size-asian="11pt" style:font-size-complex="11pt"/>
    </style:style>
    <style:style style:name="T12" style:parent-style-name="SourceText" style:family="text">
      <style:text-properties style:font-name="Times New Roman" style:font-name-complex="Times New Roman" fo:color="#00B050" fo:font-size="11pt" style:font-size-asian="11pt" style:font-size-complex="11pt"/>
    </style:style>
    <style:style style:name="P13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P14" style:parent-style-name="Textbody" style:family="paragraph">
      <style:paragraph-properties fo:margin-bottom="0in" fo:line-height="100%"/>
    </style:style>
    <style:style style:name="T15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6" style:parent-style-name="Fonteparág.padrão" style:family="text">
      <style:text-properties style:font-name="Times New Roman" style:font-name-complex="Times New Roman" fo:font-weight="bold" style:font-weight-asian="bold" fo:color="#FF0066" fo:font-size="11pt" style:font-size-asian="11pt" style:font-size-complex="11pt"/>
    </style:style>
    <style:style style:name="P17" style:parent-style-name="Textbody" style:family="paragraph">
      <style:paragraph-properties fo:margin-bottom="0in" fo:line-height="100%"/>
    </style:style>
    <style:style style:name="T18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9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20" style:parent-style-name="Ênfase" style:family="text">
      <style:text-properties style:font-name="Times New Roman" style:font-name-complex="Times New Roman" fo:font-style="normal" style:font-style-asian="normal" fo:font-size="11pt" style:font-size-asian="11pt" style:font-size-complex="11pt"/>
    </style:style>
    <style:style style:name="T21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22" style:parent-style-name="Ênfase" style:family="text">
      <style:text-properties style:font-name="Times New Roman" style:font-name-complex="Times New Roman" fo:font-style="normal" style:font-style-asian="normal" fo:font-size="11pt" style:font-size-asian="11pt" style:font-size-complex="11pt"/>
    </style:style>
    <style:style style:name="T23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24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25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T26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T27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T28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T29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T30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T31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T32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T33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T34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P35" style:parent-style-name="Textbody" style:family="paragraph">
      <style:paragraph-properties fo:margin-bottom="0in" fo:line-height="100%"/>
    </style:style>
    <style:style style:name="T36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37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38" style:parent-style-name="Ênfase" style:family="text">
      <style:text-properties style:font-name="Times New Roman" style:font-name-complex="Times New Roman" fo:font-style="normal" style:font-style-asian="normal" fo:font-size="11pt" style:font-size-asian="11pt" style:font-size-complex="11pt"/>
    </style:style>
    <style:style style:name="T39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40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T41" style:parent-style-name="SourceText" style:family="text">
      <style:text-properties style:font-name="Times New Roman" style:font-name-complex="Times New Roman" fo:font-size="11pt" style:font-size-asian="11pt" style:font-size-complex="11pt"/>
    </style:style>
    <style:style style:name="P42" style:parent-style-name="PreformattedText" style:family="paragraph">
      <style:text-properties style:font-name="Times New Roman" style:font-name-complex="Times New Roman" fo:font-size="11pt" style:font-size-asian="11pt" style:font-size-complex="11pt"/>
    </style:style>
    <style:style style:name="P43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P44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T45" style:parent-style-name="SourceText" style:family="text">
      <style:text-properties style:font-name="Times New Roman" style:font-name-complex="Times New Roman" fo:font-size="11pt" style:font-size-asian="11pt" style:font-size-complex="11pt"/>
    </style:style>
    <style:style style:name="P46" style:parent-style-name="Textbody" style:family="paragraph">
      <style:paragraph-properties fo:margin-bottom="0in" fo:line-height="100%"/>
      <style:text-properties style:font-name="Times New Roman" style:font-name-complex="Times New Roman" fo:font-style="italic" style:font-style-asian="italic" fo:font-size="11pt" style:font-size-asian="11pt" style:font-size-complex="11pt"/>
    </style:style>
    <style:style style:name="T47" style:parent-style-name="SourceText" style:family="text">
      <style:text-properties style:font-name="Times New Roman" style:font-name-complex="Times New Roman" fo:font-style="italic" style:font-style-asian="italic" fo:font-size="11pt" style:font-size-asian="11pt" style:font-size-complex="11pt"/>
    </style:style>
    <style:style style:name="T48" style:parent-style-name="SourceText" style:family="text">
      <style:text-properties style:font-name="Times New Roman" style:font-name-complex="Times New Roman" fo:font-style="italic" style:font-style-asian="italic" fo:font-size="11pt" style:font-size-asian="11pt" style:font-size-complex="11pt"/>
    </style:style>
    <style:style style:name="P49" style:parent-style-name="Textbody" style:family="paragraph">
      <style:paragraph-properties fo:margin-bottom="0in" fo:line-height="100%"/>
    </style:style>
    <style:style style:name="T50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51" style:parent-style-name="Ênfase" style:family="text">
      <style:text-properties style:font-name="Times New Roman" style:font-name-complex="Times New Roman" fo:font-style="normal" style:font-style-asian="normal" fo:font-size="11pt" style:font-size-asian="11pt" style:font-size-complex="11pt"/>
    </style:style>
    <style:style style:name="T52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53" style:parent-style-name="SourceText" style:family="text">
      <style:text-properties style:font-name="Times New Roman" style:font-name-complex="Times New Roman" fo:color="#FF0000" fo:font-size="11pt" style:font-size-asian="11pt" style:font-size-complex="11pt" fo:language="en" fo:country="US"/>
    </style:style>
    <style:style style:name="T54" style:parent-style-name="SourceText" style:family="text">
      <style:text-properties style:font-name="Times New Roman" style:font-name-complex="Times New Roman" fo:color="#FF0000" fo:font-size="11pt" style:font-size-asian="11pt" style:font-size-complex="11pt" fo:language="en" fo:country="US"/>
    </style:style>
    <style:style style:name="T55" style:parent-style-name="SourceText" style:family="text">
      <style:text-properties style:font-name="Times New Roman" style:font-name-complex="Times New Roman" fo:color="#FF0000" fo:font-size="11pt" style:font-size-asian="11pt" style:font-size-complex="11pt"/>
    </style:style>
    <style:style style:name="P56" style:parent-style-name="Título2" style:family="paragraph">
      <style:paragraph-properties fo:margin-bottom="0in"/>
      <style:text-properties style:font-name="Times New Roman" style:font-name-complex="Times New Roman" fo:color="#FF0066" fo:font-size="11pt" style:font-size-asian="11pt" style:font-size-complex="11pt"/>
    </style:style>
    <style:style style:name="P57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P58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P59" style:parent-style-name="Título3" style:family="paragraph">
      <style:paragraph-properties fo:margin-bottom="0in"/>
      <style:text-properties style:font-name="Times New Roman" style:font-name-complex="Times New Roman" fo:color="#FF0066" fo:font-size="11pt" style:font-size-asian="11pt" style:font-size-complex="11pt"/>
    </style:style>
    <style:style style:name="P60" style:parent-style-name="Título3" style:family="paragraph">
      <style:paragraph-properties fo:margin-bottom="0in"/>
      <style:text-properties style:font-name="Times New Roman" style:font-name-complex="Times New Roman" fo:color="#FF0066" fo:font-size="11pt" style:font-size-asian="11pt" style:font-size-complex="11pt"/>
    </style:style>
    <style:style style:name="P61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P62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T63" style:parent-style-name="SourceText" style:family="text">
      <style:text-properties style:font-name="Times New Roman" style:font-name-complex="Times New Roman" fo:font-size="11pt" style:font-size-asian="11pt" style:font-size-complex="11pt"/>
    </style:style>
    <style:style style:name="P64" style:parent-style-name="PreformattedText" style:family="paragraph">
      <style:text-properties style:font-name="Times New Roman" style:font-name-complex="Times New Roman" fo:font-size="11pt" style:font-size-asian="11pt" style:font-size-complex="11pt"/>
    </style:style>
    <style:style style:name="P65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P66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T67" style:parent-style-name="SourceText" style:family="text">
      <style:text-properties style:font-name="Times New Roman" style:font-name-complex="Times New Roman" fo:font-size="11pt" style:font-size-asian="11pt" style:font-size-complex="11pt" fo:language="en" fo:country="US"/>
    </style:style>
    <style:style style:name="T68" style:parent-style-name="SourceText" style:family="text">
      <style:text-properties style:font-name="Times New Roman" style:font-name-complex="Times New Roman" fo:font-size="11pt" style:font-size-asian="11pt" style:font-size-complex="11pt" fo:language="en" fo:country="US"/>
    </style:style>
    <style:style style:name="T69" style:parent-style-name="SourceText" style:family="text">
      <style:text-properties style:font-name="Times New Roman" style:font-name-complex="Times New Roman" fo:font-size="11pt" style:font-size-asian="11pt" style:font-size-complex="11pt" fo:language="en" fo:country="US"/>
    </style:style>
    <style:style style:name="T70" style:parent-style-name="SourceText" style:family="text">
      <style:text-properties style:font-name="Times New Roman" style:font-name-complex="Times New Roman" fo:font-size="11pt" style:font-size-asian="11pt" style:font-size-complex="11pt" fo:language="en" fo:country="US"/>
    </style:style>
    <style:style style:name="T71" style:parent-style-name="SourceText" style:family="text">
      <style:text-properties style:font-name="Times New Roman" style:font-name-complex="Times New Roman" fo:font-size="11pt" style:font-size-asian="11pt" style:font-size-complex="11pt" fo:language="en" fo:country="US"/>
    </style:style>
    <style:style style:name="P72" style:parent-style-name="PreformattedText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73" style:parent-style-name="Textbody" style:family="paragraph">
      <style:paragraph-properties fo:margin-bottom="0in" fo:line-height="100%"/>
    </style:style>
    <style:style style:name="T74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75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76" style:parent-style-name="Fonteparág.padrão" style:family="text">
      <style:text-properties style:font-name="Times New Roman" style:font-name-complex="Times New Roman" fo:color="#0070C0" fo:font-size="11pt" style:font-size-asian="11pt" style:font-size-complex="11pt"/>
    </style:style>
    <style:style style:name="T77" style:parent-style-name="Fonteparág.padrão" style:family="text">
      <style:text-properties style:font-name="Times New Roman" style:font-name-complex="Times New Roman" fo:color="#C0504D" fo:font-size="11pt" style:font-size-asian="11pt" style:font-size-complex="11pt"/>
    </style:style>
    <style:style style:name="P78" style:parent-style-name="Título3" style:family="paragraph">
      <style:paragraph-properties fo:margin-bottom="0in"/>
      <style:text-properties style:font-name="Times New Roman" style:font-name-complex="Times New Roman" fo:color="#FF0066" fo:font-size="11pt" style:font-size-asian="11pt" style:font-size-complex="11pt"/>
    </style:style>
    <style:style style:name="P79" style:parent-style-name="Textbody" style:family="paragraph">
      <style:paragraph-properties fo:margin-bottom="0in" fo:line-height="100%"/>
    </style:style>
    <style:style style:name="T80" style:parent-style-name="Fonteparág.padrão" style:family="text">
      <style:text-properties style:font-name="Times New Roman" style:font-name-complex="Times New Roman" fo:color="#FF0000" fo:font-size="11pt" style:font-size-asian="11pt" style:font-size-complex="11pt"/>
    </style:style>
    <style:style style:name="T81" style:parent-style-name="Fonteparág.padrão" style:family="text">
      <style:text-properties style:font-name="Times New Roman" style:font-name-complex="Times New Roman" fo:color="#FF0000" fo:font-size="11pt" style:font-size-asian="11pt" style:font-size-complex="11pt"/>
    </style:style>
    <style:style style:name="T82" style:parent-style-name="Fonteparág.padrão" style:family="text">
      <style:text-properties style:font-name="Times New Roman" style:font-name-complex="Times New Roman" fo:font-weight="bold" style:font-weight-asian="bold" fo:color="#FF0000" fo:font-size="11pt" style:font-size-asian="11pt" style:font-size-complex="11pt"/>
    </style:style>
    <style:style style:name="T83" style:parent-style-name="Fonteparág.padrão" style:family="text">
      <style:text-properties style:font-name="Times New Roman" style:font-name-complex="Times New Roman" fo:color="#FF0000" fo:font-size="11pt" style:font-size-asian="11pt" style:font-size-complex="11pt"/>
    </style:style>
    <style:style style:name="P84" style:parent-style-name="Textbody" style:family="paragraph">
      <style:paragraph-properties fo:margin-bottom="0in" fo:line-height="100%" fo:margin-left="0.4909in">
        <style:tab-stops/>
      </style:paragraph-properties>
      <style:text-properties style:font-name="Times New Roman" style:font-name-complex="Times New Roman" fo:color="#FF0000" fo:font-size="11pt" style:font-size-asian="11pt" style:font-size-complex="11pt"/>
    </style:style>
    <style:style style:name="P85" style:parent-style-name="Textbody" style:family="paragraph">
      <style:paragraph-properties fo:margin-bottom="0in" fo:line-height="100%"/>
      <style:text-properties style:font-name="Times New Roman" style:font-name-complex="Times New Roman" fo:font-weight="bold" style:font-weight-asian="bold" fo:color="#FF0000" fo:font-size="11pt" style:font-size-asian="11pt" style:font-size-complex="11pt"/>
    </style:style>
    <style:style style:name="P86" style:parent-style-name="Textbody" style:family="paragraph">
      <style:paragraph-properties fo:margin-bottom="0in" fo:line-height="100%"/>
      <style:text-properties style:font-name="Times New Roman" style:font-name-complex="Times New Roman" fo:font-weight="bold" style:font-weight-asian="bold" fo:color="#FF0000" fo:font-size="11pt" style:font-size-asian="11pt" style:font-size-complex="11pt"/>
    </style:style>
    <style:style style:name="P87" style:parent-style-name="Textbody" style:family="paragraph">
      <style:paragraph-properties fo:margin-bottom="0in" fo:line-height="100%"/>
      <style:text-properties style:font-name="Times New Roman" style:font-name-complex="Times New Roman" fo:color="#FF0000" fo:font-size="11pt" style:font-size-asian="11pt" style:font-size-complex="11pt"/>
    </style:style>
    <style:style style:name="T88" style:parent-style-name="SourceText" style:family="text">
      <style:text-properties style:font-name="Times New Roman" style:font-name-complex="Times New Roman" fo:color="#FF0000" fo:font-size="11pt" style:font-size-asian="11pt" style:font-size-complex="11pt"/>
    </style:style>
    <style:style style:name="T89" style:parent-style-name="SourceText" style:family="text">
      <style:text-properties style:font-name="Times New Roman" style:font-name-complex="Times New Roman" fo:color="#FF0000" fo:font-size="11pt" style:font-size-asian="11pt" style:font-size-complex="11pt"/>
    </style:style>
    <style:style style:name="P90" style:parent-style-name="PreformattedText" style:family="paragraph">
      <style:text-properties style:font-name="Times New Roman" style:font-name-complex="Times New Roman" fo:color="#FF0000" fo:font-size="11pt" style:font-size-asian="11pt" style:font-size-complex="11pt"/>
    </style:style>
    <style:style style:name="P91" style:parent-style-name="Textbody" style:family="paragraph">
      <style:paragraph-properties fo:margin-bottom="0in" fo:line-height="100%"/>
      <style:text-properties style:font-name="Times New Roman" style:font-name-complex="Times New Roman" fo:color="#FF0000" fo:font-size="11pt" style:font-size-asian="11pt" style:font-size-complex="11pt"/>
    </style:style>
    <style:style style:name="T92" style:parent-style-name="SourceText" style:family="text">
      <style:text-properties style:font-name="Times New Roman" style:font-name-complex="Times New Roman" fo:color="#FF0000" fo:font-size="11pt" style:font-size-asian="11pt" style:font-size-complex="11pt"/>
    </style:style>
    <style:style style:name="T93" style:parent-style-name="SourceText" style:family="text">
      <style:text-properties style:font-name="Times New Roman" style:font-name-complex="Times New Roman" fo:color="#FF0000" fo:font-size="11pt" style:font-size-asian="11pt" style:font-size-complex="11pt"/>
    </style:style>
    <style:style style:name="P94" style:parent-style-name="PreformattedText" style:family="paragraph">
      <style:text-properties style:font-name="Times New Roman" style:font-name-complex="Times New Roman" fo:font-weight="bold" style:font-weight-asian="bold" fo:color="#FF0066" fo:font-size="11pt" style:font-size-asian="11pt" style:font-size-complex="11pt"/>
    </style:style>
    <style:style style:name="P95" style:parent-style-name="PreformattedText" style:family="paragraph">
      <style:text-properties style:font-name="Times New Roman" style:font-name-complex="Times New Roman" fo:font-weight="bold" style:font-weight-asian="bold" fo:color="#FF0066" fo:font-size="11pt" style:font-size-asian="11pt" style:font-size-complex="11pt"/>
    </style:style>
    <style:style style:name="P96" style:parent-style-name="PreformattedText" style:family="paragraph">
      <style:text-properties style:font-name="Times New Roman" style:font-name-complex="Times New Roman" fo:font-weight="bold" style:font-weight-asian="bold" fo:color="#FF0066" fo:font-size="11pt" style:font-size-asian="11pt" style:font-size-complex="11pt"/>
    </style:style>
    <style:style style:name="P97" style:parent-style-name="PreformattedText" style:family="paragraph">
      <style:text-properties style:font-name="Times New Roman" style:font-name-complex="Times New Roman" fo:font-weight="bold" style:font-weight-asian="bold" fo:color="#FF0066" fo:font-size="11pt" style:font-size-asian="11pt" style:font-size-complex="11pt"/>
    </style:style>
    <style:style style:name="P98" style:parent-style-name="PreformattedText" style:family="paragraph">
      <style:text-properties style:font-name="Times New Roman" style:font-name-complex="Times New Roman" fo:font-weight="bold" style:font-weight-asian="bold" fo:color="#FF0066" fo:font-size="11pt" style:font-size-asian="11pt" style:font-size-complex="11pt"/>
    </style:style>
    <style:style style:name="P99" style:parent-style-name="PreformattedText" style:family="paragraph">
      <style:text-properties style:font-name="Times New Roman" style:font-name-complex="Times New Roman" fo:font-weight="bold" style:font-weight-asian="bold" fo:color="#FF0066" fo:font-size="11pt" style:font-size-asian="11pt" style:font-size-complex="11pt"/>
    </style:style>
    <style:style style:name="P100" style:parent-style-name="PreformattedText" style:family="paragraph">
      <style:text-properties style:font-name="Times New Roman" style:font-name-complex="Times New Roman" fo:font-weight="bold" style:font-weight-asian="bold" fo:color="#FF0066" fo:font-size="11pt" style:font-size-asian="11pt" style:font-size-complex="11pt"/>
    </style:style>
    <style:style style:name="P101" style:parent-style-name="PreformattedText" style:family="paragraph">
      <style:text-properties style:font-name="Times New Roman" style:font-name-complex="Times New Roman" fo:font-weight="bold" style:font-weight-asian="bold" fo:color="#FF0066" fo:font-size="11pt" style:font-size-asian="11pt" style:font-size-complex="11pt"/>
    </style:style>
    <style:style style:name="P102" style:parent-style-name="PreformattedText" style:family="paragraph">
      <style:text-properties style:font-name="Times New Roman" style:font-name-complex="Times New Roman" fo:font-weight="bold" style:font-weight-asian="bold" fo:color="#FF0066" fo:font-size="11pt" style:font-size-asian="11pt" style:font-size-complex="11pt"/>
    </style:style>
    <style:style style:name="P103" style:parent-style-name="PreformattedText" style:family="paragraph">
      <style:text-properties style:font-name="Times New Roman" style:font-name-complex="Times New Roman" fo:font-weight="bold" style:font-weight-asian="bold" fo:color="#FF0066" fo:font-size="11pt" style:font-size-asian="11pt" style:font-size-complex="11pt"/>
    </style:style>
    <style:style style:name="P104" style:parent-style-name="PreformattedText" style:family="paragraph">
      <style:text-properties style:font-name="Times New Roman" style:font-name-complex="Times New Roman" fo:font-weight="bold" style:font-weight-asian="bold" fo:color="#FF0066" fo:font-size="11pt" style:font-size-asian="11pt" style:font-size-complex="11pt"/>
    </style:style>
    <style:style style:name="P105" style:parent-style-name="PreformattedText" style:family="paragraph">
      <style:text-properties style:font-name="Times New Roman" style:font-name-complex="Times New Roman" fo:font-weight="bold" style:font-weight-asian="bold" fo:color="#FF0066" fo:font-size="11pt" style:font-size-asian="11pt" style:font-size-complex="11pt"/>
    </style:style>
    <style:style style:name="P106" style:parent-style-name="PreformattedText" style:family="paragraph">
      <style:text-properties style:font-name="Times New Roman" style:font-name-complex="Times New Roman" fo:font-weight="bold" style:font-weight-asian="bold" fo:color="#FF0066" fo:font-size="11pt" style:font-size-asian="11pt" style:font-size-complex="11pt"/>
    </style:style>
    <style:style style:name="P107" style:parent-style-name="PreformattedText" style:family="paragraph">
      <style:text-properties style:font-name="Times New Roman" style:font-name-complex="Times New Roman" fo:font-weight="bold" style:font-weight-asian="bold" fo:color="#FF0000" fo:font-size="11pt" style:font-size-asian="11pt" style:font-size-complex="11pt"/>
    </style:style>
    <style:style style:name="P108" style:parent-style-name="Textbody" style:family="paragraph">
      <style:paragraph-properties fo:margin-bottom="0in" fo:line-height="100%"/>
    </style:style>
    <style:style style:name="T109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10" style:parent-style-name="Fonteparág.padrão" style:family="text">
      <style:text-properties style:font-name="Times New Roman" style:font-name-complex="Times New Roman" fo:color="#8064A2" fo:font-size="11pt" style:font-size-asian="11pt" style:font-size-complex="11pt"/>
    </style:style>
    <style:style style:name="T111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12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113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P114" style:parent-style-name="Textbody" style:family="paragraph">
      <style:paragraph-properties fo:margin-bottom="0in" fo:line-height="100%" fo:margin-left="0.4909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15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P116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T117" style:parent-style-name="SourceText" style:family="text">
      <style:text-properties style:font-name="Times New Roman" style:font-name-complex="Times New Roman" fo:font-size="11pt" style:font-size-asian="11pt" style:font-size-complex="11pt" fo:language="en" fo:country="US"/>
    </style:style>
    <style:style style:name="T118" style:parent-style-name="SourceText" style:family="text">
      <style:text-properties style:font-name="Times New Roman" style:font-name-complex="Times New Roman" fo:font-size="11pt" style:font-size-asian="11pt" style:font-size-complex="11pt" fo:language="en" fo:country="US"/>
    </style:style>
    <style:style style:name="T119" style:parent-style-name="SourceText" style:family="text">
      <style:text-properties style:font-name="Times New Roman" style:font-name-complex="Times New Roman" fo:font-size="11pt" style:font-size-asian="11pt" style:font-size-complex="11pt" fo:language="en" fo:country="US"/>
    </style:style>
    <style:style style:name="T120" style:parent-style-name="SourceText" style:family="text">
      <style:text-properties style:font-name="Times New Roman" style:font-name-complex="Times New Roman" fo:font-size="11pt" style:font-size-asian="11pt" style:font-size-complex="11pt" fo:language="en" fo:country="US"/>
    </style:style>
    <style:style style:name="T121" style:parent-style-name="SourceText" style:family="text">
      <style:text-properties style:font-name="Times New Roman" style:font-name-complex="Times New Roman" fo:font-size="11pt" style:font-size-asian="11pt" style:font-size-complex="11pt"/>
    </style:style>
    <style:style style:name="P122" style:parent-style-name="PreformattedText" style:family="paragraph">
      <style:text-properties style:font-name="Times New Roman" style:font-name-complex="Times New Roman" fo:font-size="11pt" style:font-size-asian="11pt" style:font-size-complex="11pt"/>
    </style:style>
    <style:style style:name="P123" style:parent-style-name="Textbody" style:family="paragraph">
      <style:paragraph-properties fo:margin-bottom="0in" fo:line-height="100%"/>
    </style:style>
    <style:style style:name="T124" style:parent-style-name="StrongEmphasis" style:family="text">
      <style:text-properties style:font-name="Times New Roman" style:font-name-complex="Times New Roman" fo:font-weight="normal" style:font-weight-asian="normal" fo:font-size="11pt" style:font-size-asian="11pt" style:font-size-complex="11pt"/>
    </style:style>
    <style:style style:name="T125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26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127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T128" style:parent-style-name="SourceText" style:family="text">
      <style:text-properties style:font-name="Times New Roman" style:font-name-complex="Times New Roman" fo:font-size="11pt" style:font-size-asian="11pt" style:font-size-complex="11pt"/>
    </style:style>
    <style:style style:name="T129" style:parent-style-name="SourceText" style:family="text">
      <style:text-properties style:font-name="Times New Roman" style:font-name-complex="Times New Roman" fo:font-size="11pt" style:font-size-asian="11pt" style:font-size-complex="11pt"/>
    </style:style>
    <style:style style:name="T130" style:parent-style-name="SourceText" style:family="text">
      <style:text-properties style:font-name="Times New Roman" style:font-name-complex="Times New Roman" fo:font-size="11pt" style:font-size-asian="11pt" style:font-size-complex="11pt"/>
    </style:style>
    <style:style style:name="T131" style:parent-style-name="SourceText" style:family="text">
      <style:text-properties style:font-name="Times New Roman" style:font-name-complex="Times New Roman" fo:font-size="11pt" style:font-size-asian="11pt" style:font-size-complex="11pt"/>
    </style:style>
    <style:style style:name="T132" style:parent-style-name="SourceText" style:family="text">
      <style:text-properties style:font-name="Times New Roman" style:font-name-complex="Times New Roman" fo:font-size="11pt" style:font-size-asian="11pt" style:font-size-complex="11pt"/>
    </style:style>
    <style:style style:name="P133" style:parent-style-name="Título2" style:family="paragraph">
      <style:paragraph-properties fo:margin-bottom="0in"/>
      <style:text-properties style:font-name="Times New Roman" style:font-name-complex="Times New Roman" fo:color="#FF0066" fo:font-size="11pt" style:font-size-asian="11pt" style:font-size-complex="11pt"/>
    </style:style>
    <style:style style:name="P134" style:parent-style-name="Título2" style:family="paragraph">
      <style:paragraph-properties fo:margin-bottom="0in"/>
    </style:style>
    <style:style style:name="T135" style:parent-style-name="Fonteparág.padrão" style:family="text">
      <style:text-properties style:font-name="Times New Roman" style:font-name-complex="Times New Roman" fo:color="#FF0066" fo:font-size="11pt" style:font-size-asian="11pt" style:font-size-complex="11pt"/>
    </style:style>
    <style:style style:name="P136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P137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P138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T139" style:parent-style-name="SourceText" style:family="text">
      <style:text-properties style:font-name="Times New Roman" style:font-name-complex="Times New Roman" fo:color="#00B0F0" fo:font-size="11pt" style:font-size-asian="11pt" style:font-size-complex="11pt" fo:language="en" fo:country="US"/>
    </style:style>
    <style:style style:name="T140" style:parent-style-name="SourceText" style:family="text">
      <style:text-properties style:font-name="Times New Roman" style:font-name-complex="Times New Roman" fo:color="#00B0F0" fo:font-size="11pt" style:font-size-asian="11pt" style:font-size-complex="11pt" fo:language="en" fo:country="US"/>
    </style:style>
    <style:style style:name="T141" style:parent-style-name="SourceText" style:family="text">
      <style:text-properties style:font-name="Times New Roman" style:font-name-complex="Times New Roman" fo:color="#00B0F0" fo:font-size="11pt" style:font-size-asian="11pt" style:font-size-complex="11pt" fo:language="en" fo:country="US"/>
    </style:style>
    <style:style style:name="T142" style:parent-style-name="SourceText" style:family="text">
      <style:text-properties style:font-name="Times New Roman" style:font-name-complex="Times New Roman" fo:color="#00B0F0" fo:font-size="11pt" style:font-size-asian="11pt" style:font-size-complex="11pt"/>
    </style:style>
    <style:style style:name="P143" style:parent-style-name="PreformattedText" style:family="paragraph">
      <style:text-properties style:font-name="Times New Roman" style:font-name-complex="Times New Roman" fo:font-size="11pt" style:font-size-asian="11pt" style:font-size-complex="11pt"/>
    </style:style>
    <style:style style:name="P144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P145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T146" style:parent-style-name="SourceText" style:family="text">
      <style:text-properties style:font-name="Times New Roman" style:font-name-complex="Times New Roman" fo:color="#00B0F0" fo:font-size="11pt" style:font-size-asian="11pt" style:font-size-complex="11pt"/>
    </style:style>
    <style:style style:name="T147" style:parent-style-name="SourceText" style:family="text">
      <style:text-properties style:font-name="Times New Roman" style:font-name-complex="Times New Roman" fo:color="#00B0F0" fo:font-size="11pt" style:font-size-asian="11pt" style:font-size-complex="11pt"/>
    </style:style>
    <style:style style:name="T148" style:parent-style-name="SourceText" style:family="text">
      <style:text-properties style:font-name="Times New Roman" style:font-name-complex="Times New Roman" fo:color="#00B0F0" fo:font-size="11pt" style:font-size-asian="11pt" style:font-size-complex="11pt"/>
    </style:style>
    <style:style style:name="T149" style:parent-style-name="SourceText" style:family="text">
      <style:text-properties style:font-name="Times New Roman" style:font-name-complex="Times New Roman" fo:color="#00B0F0" fo:font-size="11pt" style:font-size-asian="11pt" style:font-size-complex="11pt" fo:language="en" fo:country="US"/>
    </style:style>
    <style:style style:name="P150" style:parent-style-name="PreformattedText" style:family="paragraph">
      <style:text-properties style:font-name="Times New Roman" style:font-name-complex="Times New Roman" fo:color="#00B0F0" fo:font-size="11pt" style:font-size-asian="11pt" style:font-size-complex="11pt" fo:language="en" fo:country="US"/>
    </style:style>
    <style:style style:name="T151" style:parent-style-name="SourceText" style:family="text">
      <style:text-properties style:font-name="Times New Roman" style:font-name-complex="Times New Roman" fo:color="#00B0F0" fo:font-size="11pt" style:font-size-asian="11pt" style:font-size-complex="11pt" fo:language="en" fo:country="US"/>
    </style:style>
    <style:style style:name="T152" style:parent-style-name="SourceText" style:family="text">
      <style:text-properties style:font-name="Times New Roman" style:font-name-complex="Times New Roman" fo:color="#00B0F0" fo:font-size="11pt" style:font-size-asian="11pt" style:font-size-complex="11pt" fo:language="en" fo:country="US"/>
    </style:style>
    <style:style style:name="T153" style:parent-style-name="SourceText" style:family="text">
      <style:text-properties style:font-name="Times New Roman" style:font-name-complex="Times New Roman" fo:color="#00B0F0" fo:font-size="11pt" style:font-size-asian="11pt" style:font-size-complex="11pt" fo:language="en" fo:country="US"/>
    </style:style>
    <style:style style:name="T154" style:parent-style-name="SourceText" style:family="text">
      <style:text-properties style:font-name="Times New Roman" style:font-name-complex="Times New Roman" fo:color="#00B0F0" fo:font-size="11pt" style:font-size-asian="11pt" style:font-size-complex="11pt" fo:language="en" fo:country="US"/>
    </style:style>
    <style:style style:name="P155" style:parent-style-name="PreformattedText" style:family="paragraph">
      <style:text-properties style:font-name="Times New Roman" style:font-name-complex="Times New Roman" fo:color="#00B0F0" fo:font-size="11pt" style:font-size-asian="11pt" style:font-size-complex="11pt" fo:language="en" fo:country="US"/>
    </style:style>
    <style:style style:name="T156" style:parent-style-name="SourceText" style:family="text">
      <style:text-properties style:font-name="Times New Roman" style:font-name-complex="Times New Roman" fo:color="#00B0F0" fo:font-size="11pt" style:font-size-asian="11pt" style:font-size-complex="11pt" fo:language="en" fo:country="US"/>
    </style:style>
    <style:style style:name="T157" style:parent-style-name="SourceText" style:family="text">
      <style:text-properties style:font-name="Times New Roman" style:font-name-complex="Times New Roman" fo:color="#00B0F0" fo:font-size="11pt" style:font-size-asian="11pt" style:font-size-complex="11pt" fo:language="en" fo:country="US"/>
    </style:style>
    <style:style style:name="T158" style:parent-style-name="SourceText" style:family="text">
      <style:text-properties style:font-name="Times New Roman" style:font-name-complex="Times New Roman" fo:color="#00B0F0" fo:font-size="11pt" style:font-size-asian="11pt" style:font-size-complex="11pt" fo:language="en" fo:country="US"/>
    </style:style>
    <style:style style:name="T159" style:parent-style-name="SourceText" style:family="text">
      <style:text-properties style:font-name="Times New Roman" style:font-name-complex="Times New Roman" fo:color="#00B0F0" fo:font-size="11pt" style:font-size-asian="11pt" style:font-size-complex="11pt" fo:language="en" fo:country="US"/>
    </style:style>
    <style:style style:name="T160" style:parent-style-name="SourceText" style:family="text">
      <style:text-properties style:font-name="Times New Roman" style:font-name-complex="Times New Roman" fo:color="#00B0F0" fo:font-size="11pt" style:font-size-asian="11pt" style:font-size-complex="11pt"/>
    </style:style>
    <style:style style:name="P161" style:parent-style-name="PreformattedText" style:family="paragraph">
      <style:text-properties style:font-name="Times New Roman" style:font-name-complex="Times New Roman" fo:color="#FF0066" fo:font-size="11pt" style:font-size-asian="11pt" style:font-size-complex="11pt"/>
    </style:style>
    <style:style style:name="P162" style:parent-style-name="PreformattedText" style:family="paragraph">
      <style:text-properties style:font-name="Times New Roman" style:font-name-complex="Times New Roman" fo:color="#FF0066" fo:font-size="11pt" style:font-size-asian="11pt" style:font-size-complex="11pt"/>
    </style:style>
    <style:style style:name="P163" style:parent-style-name="PreformattedText" style:family="paragraph">
      <style:text-properties style:font-name="Times New Roman" style:font-name-complex="Times New Roman" fo:color="#FF0066" fo:font-size="11pt" style:font-size-asian="11pt" style:font-size-complex="11pt"/>
    </style:style>
    <style:style style:name="P164" style:parent-style-name="PreformattedText" style:family="paragraph">
      <style:text-properties style:font-name="Times New Roman" style:font-name-complex="Times New Roman" fo:color="#FF0066" fo:font-size="11pt" style:font-size-asian="11pt" style:font-size-complex="11pt"/>
    </style:style>
    <style:style style:name="P165" style:parent-style-name="PreformattedText" style:family="paragraph">
      <style:text-properties style:font-name="Times New Roman" style:font-name-complex="Times New Roman" fo:color="#FF0066" fo:font-size="11pt" style:font-size-asian="11pt" style:font-size-complex="11pt"/>
    </style:style>
    <style:style style:name="P166" style:parent-style-name="PreformattedText" style:family="paragraph">
      <style:text-properties style:font-name="Times New Roman" style:font-name-complex="Times New Roman" fo:color="#FF0066" fo:font-size="11pt" style:font-size-asian="11pt" style:font-size-complex="11pt"/>
    </style:style>
    <style:style style:name="T167" style:parent-style-name="Fonteparág.padrão" style:family="text">
      <style:text-properties style:font-name="Times New Roman" style:font-name-complex="Times New Roman" fo:color="#FF0066" fo:font-size="11pt" style:font-size-asian="11pt" style:font-size-complex="11pt"/>
    </style:style>
    <style:style style:name="P168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P169" style:parent-style-name="Textbody" style:family="paragraph">
      <style:paragraph-properties fo:margin-bottom="0in" fo:line-height="100%"/>
      <style:text-properties style:font-name="Times New Roman" style:font-name-complex="Times New Roman" fo:color="#7030A0" fo:font-size="11pt" style:font-size-asian="11pt" style:font-size-complex="11pt"/>
    </style:style>
    <style:style style:name="P170" style:parent-style-name="Textbody" style:family="paragraph">
      <style:paragraph-properties fo:margin-bottom="0in" fo:line-height="100%"/>
      <style:text-properties style:font-name="Times New Roman" style:font-name-complex="Times New Roman" fo:color="#7030A0" fo:font-size="11pt" style:font-size-asian="11pt" style:font-size-complex="11pt"/>
    </style:style>
    <style:style style:name="P171" style:parent-style-name="Textbody" style:family="paragraph">
      <style:paragraph-properties fo:margin-bottom="0in" fo:line-height="100%"/>
      <style:text-properties style:font-name="Times New Roman" style:font-name-complex="Times New Roman" fo:color="#7030A0" fo:font-size="11pt" style:font-size-asian="11pt" style:font-size-complex="11pt"/>
    </style:style>
    <style:style style:name="T172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T173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T174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T175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T176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T177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P178" style:parent-style-name="Textbody" style:family="paragraph">
      <style:paragraph-properties fo:margin-bottom="0in" fo:line-height="100%"/>
      <style:text-properties style:font-name="Times New Roman" style:font-name-complex="Times New Roman" fo:color="#7030A0" fo:font-size="11pt" style:font-size-asian="11pt" style:font-size-complex="11pt"/>
    </style:style>
    <style:style style:name="P179" style:parent-style-name="Textbody" style:family="paragraph">
      <style:paragraph-properties fo:margin-bottom="0in" fo:line-height="100%"/>
      <style:text-properties style:font-name="Times New Roman" style:font-name-complex="Times New Roman" fo:color="#7030A0" fo:font-size="11pt" style:font-size-asian="11pt" style:font-size-complex="11pt"/>
    </style:style>
    <style:style style:name="P180" style:parent-style-name="Textbody" style:family="paragraph">
      <style:paragraph-properties fo:margin-bottom="0in" fo:line-height="100%"/>
      <style:text-properties style:font-name="Times New Roman" style:font-name-complex="Times New Roman" fo:color="#7030A0" fo:font-size="11pt" style:font-size-asian="11pt" style:font-size-complex="11pt"/>
    </style:style>
    <style:style style:name="P181" style:parent-style-name="Textbody" style:family="paragraph">
      <style:paragraph-properties fo:margin-bottom="0in" fo:line-height="100%"/>
      <style:text-properties style:font-name="Times New Roman" style:font-name-complex="Times New Roman" fo:color="#7030A0" fo:font-size="11pt" style:font-size-asian="11pt" style:font-size-complex="11pt"/>
    </style:style>
    <style:style style:name="T182" style:parent-style-name="SourceText" style:family="text">
      <style:text-properties style:font-name="Times New Roman" style:font-name-complex="Times New Roman" fo:color="#7030A0" fo:font-size="11pt" style:font-size-asian="11pt" style:font-size-complex="11pt" fo:language="en" fo:country="US"/>
    </style:style>
    <style:style style:name="T183" style:parent-style-name="SourceText" style:family="text">
      <style:text-properties style:font-name="Times New Roman" style:font-name-complex="Times New Roman" fo:color="#7030A0" fo:font-size="11pt" style:font-size-asian="11pt" style:font-size-complex="11pt" fo:language="en" fo:country="US"/>
    </style:style>
    <style:style style:name="T184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T185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T186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T187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T188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T189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T190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T191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T192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P193" style:parent-style-name="Título2" style:family="paragraph">
      <style:paragraph-properties fo:margin-bottom="0in"/>
      <style:text-properties style:font-name="Times New Roman" style:font-name-complex="Times New Roman" fo:color="#FF0066" fo:font-size="11pt" style:font-size-asian="11pt" style:font-size-complex="11pt"/>
    </style:style>
    <style:style style:name="P194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P195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T196" style:parent-style-name="SourceText" style:family="text">
      <style:text-properties style:font-name="Times New Roman" style:font-name-complex="Times New Roman" fo:font-size="11pt" style:font-size-asian="11pt" style:font-size-complex="11pt"/>
    </style:style>
    <style:style style:name="T197" style:parent-style-name="SourceText" style:family="text">
      <style:text-properties style:font-name="Times New Roman" style:font-name-complex="Times New Roman" fo:font-size="11pt" style:font-size-asian="11pt" style:font-size-complex="11pt"/>
    </style:style>
    <style:style style:name="T198" style:parent-style-name="SourceText" style:family="text">
      <style:text-properties style:font-name="Times New Roman" style:font-name-complex="Times New Roman" fo:font-size="11pt" style:font-size-asian="11pt" style:font-size-complex="11pt"/>
    </style:style>
    <style:style style:name="T199" style:parent-style-name="SourceText" style:family="text">
      <style:text-properties style:font-name="Times New Roman" style:font-name-complex="Times New Roman" fo:font-size="11pt" style:font-size-asian="11pt" style:font-size-complex="11pt"/>
    </style:style>
    <style:style style:name="P200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P201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T202" style:parent-style-name="SourceText" style:family="text">
      <style:text-properties style:font-name="Times New Roman" style:font-name-complex="Times New Roman" fo:font-size="11pt" style:font-size-asian="11pt" style:font-size-complex="11pt"/>
    </style:style>
    <style:style style:name="T203" style:parent-style-name="SourceText" style:family="text">
      <style:text-properties style:font-name="Times New Roman" style:font-name-complex="Times New Roman" fo:font-size="11pt" style:font-size-asian="11pt" style:font-size-complex="11pt"/>
    </style:style>
    <style:style style:name="T204" style:parent-style-name="SourceText" style:family="text">
      <style:text-properties style:font-name="Times New Roman" style:font-name-complex="Times New Roman" fo:font-size="11pt" style:font-size-asian="11pt" style:font-size-complex="11pt"/>
    </style:style>
    <style:style style:name="T205" style:parent-style-name="SourceText" style:family="text">
      <style:text-properties style:font-name="Times New Roman" style:font-name-complex="Times New Roman" fo:font-size="11pt" style:font-size-asian="11pt" style:font-size-complex="11pt"/>
    </style:style>
    <style:style style:name="T206" style:parent-style-name="SourceText" style:family="text">
      <style:text-properties style:font-name="Times New Roman" style:font-name-complex="Times New Roman" fo:font-size="11pt" style:font-size-asian="11pt" style:font-size-complex="11pt"/>
    </style:style>
    <style:style style:name="T207" style:parent-style-name="SourceText" style:family="text">
      <style:text-properties style:font-name="Times New Roman" style:font-name-complex="Times New Roman" fo:font-size="11pt" style:font-size-asian="11pt" style:font-size-complex="11pt"/>
    </style:style>
    <style:style style:name="P208" style:parent-style-name="Textbody" style:family="paragraph">
      <style:paragraph-properties fo:margin-bottom="0in" fo:line-height="100%"/>
    </style:style>
    <style:style style:name="T209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210" style:parent-style-name="Fonteparág.padrão" style:family="text">
      <style:text-properties style:font-name="Times New Roman" style:font-name-complex="Times New Roman" fo:color="#FF0066" fo:font-size="11pt" style:font-size-asian="11pt" style:font-size-complex="11pt"/>
    </style:style>
    <style:style style:name="P211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P212" style:parent-style-name="Textbody" style:family="paragraph">
      <style:paragraph-properties fo:margin-bottom="0in" fo:line-height="100%"/>
      <style:text-properties style:font-name="Times New Roman" style:font-name-complex="Times New Roman" fo:color="#7030A0" fo:font-size="11pt" style:font-size-asian="11pt" style:font-size-complex="11pt"/>
    </style:style>
    <style:style style:name="T213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T214" style:parent-style-name="SourceText" style:family="text">
      <style:text-properties style:font-name="Times New Roman" style:font-name-complex="Times New Roman" fo:color="#7030A0" fo:font-size="11pt" style:font-size-asian="11pt" style:font-size-complex="11pt" fo:language="en" fo:country="US"/>
    </style:style>
    <style:style style:name="T215" style:parent-style-name="SourceText" style:family="text">
      <style:text-properties style:font-name="Times New Roman" style:font-name-complex="Times New Roman" fo:color="#7030A0" fo:font-size="11pt" style:font-size-asian="11pt" style:font-size-complex="11pt" fo:language="en" fo:country="US"/>
    </style:style>
    <style:style style:name="P216" style:parent-style-name="PreformattedText" style:family="paragraph">
      <style:text-properties style:font-name="Times New Roman" style:font-name-complex="Times New Roman" fo:color="#FF0066" fo:font-size="11pt" style:font-size-asian="11pt" style:font-size-complex="11pt"/>
    </style:style>
    <style:style style:name="P217" style:parent-style-name="PreformattedText" style:family="paragraph">
      <style:text-properties style:font-name="Times New Roman" style:font-name-complex="Times New Roman" fo:color="#FF0066" fo:font-size="11pt" style:font-size-asian="11pt" style:font-size-complex="11pt"/>
    </style:style>
    <style:style style:name="T218" style:parent-style-name="Fonteparág.padrão" style:family="text">
      <style:text-properties style:font-name="Times New Roman" style:font-name-complex="Times New Roman" fo:color="#FF0066" fo:font-size="11pt" style:font-size-asian="11pt" style:font-size-complex="11pt"/>
    </style:style>
    <style:style style:name="P219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P220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P221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T222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T223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T224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T225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T226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P227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P228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T229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T230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T231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T232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P233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P234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P235" style:parent-style-name="Textbody" style:family="paragraph">
      <style:paragraph-properties fo:margin-bottom="0in" fo:line-height="100%"/>
      <style:text-properties style:font-name="Times New Roman" style:font-name-complex="Times New Roman" fo:color="#7030A0" fo:font-size="11pt" style:font-size-asian="11pt" style:font-size-complex="11pt"/>
    </style:style>
    <style:style style:name="T236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P237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P238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P239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T240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T241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T242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T243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T244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P245" style:parent-style-name="Título3" style:family="paragraph">
      <style:paragraph-properties fo:margin-bottom="0in"/>
      <style:text-properties style:font-name="Times New Roman" style:font-name-complex="Times New Roman" fo:color="#FF0066" fo:font-size="11pt" style:font-size-asian="11pt" style:font-size-complex="11pt"/>
    </style:style>
    <style:style style:name="P246" style:parent-style-name="Título3" style:family="paragraph">
      <style:paragraph-properties fo:margin-bottom="0in"/>
      <style:text-properties style:font-name="Times New Roman" style:font-name-complex="Times New Roman" fo:color="#FF0066" fo:font-size="11pt" style:font-size-asian="11pt" style:font-size-complex="11pt"/>
    </style:style>
    <style:style style:name="P247" style:parent-style-name="Título3" style:family="paragraph">
      <style:paragraph-properties fo:margin-bottom="0in"/>
      <style:text-properties style:font-name="Times New Roman" style:font-name-complex="Times New Roman" fo:color="#FF0066" fo:font-size="11pt" style:font-size-asian="11pt" style:font-size-complex="11pt"/>
    </style:style>
    <style:style style:name="P248" style:parent-style-name="Título3" style:family="paragraph">
      <style:paragraph-properties fo:margin-bottom="0in"/>
      <style:text-properties style:font-name="Times New Roman" style:font-name-complex="Times New Roman" fo:color="#FF0066" fo:font-size="11pt" style:font-size-asian="11pt" style:font-size-complex="11pt"/>
    </style:style>
    <style:style style:name="P249" style:parent-style-name="Título3" style:family="paragraph">
      <style:paragraph-properties fo:margin-bottom="0in"/>
      <style:text-properties style:font-name="Times New Roman" style:font-name-complex="Times New Roman" fo:color="#FF0066" fo:font-size="11pt" style:font-size-asian="11pt" style:font-size-complex="11pt"/>
    </style:style>
    <style:style style:name="P250" style:parent-style-name="Título3" style:family="paragraph">
      <style:paragraph-properties fo:margin-bottom="0in"/>
      <style:text-properties style:font-name="Times New Roman" style:font-name-complex="Times New Roman" fo:color="#FF0066" fo:font-size="11pt" style:font-size-asian="11pt" style:font-size-complex="11pt"/>
    </style:style>
    <style:style style:name="P251" style:parent-style-name="Título3" style:family="paragraph">
      <style:paragraph-properties fo:margin-bottom="0in"/>
      <style:text-properties style:font-name="Times New Roman" style:font-name-complex="Times New Roman" fo:color="#FF0066" fo:font-size="11pt" style:font-size-asian="11pt" style:font-size-complex="11pt"/>
    </style:style>
    <style:style style:name="P252" style:parent-style-name="Título3" style:family="paragraph">
      <style:paragraph-properties fo:margin-bottom="0in"/>
      <style:text-properties style:font-name="Times New Roman" style:font-name-complex="Times New Roman" fo:color="#FF0066" fo:font-size="11pt" style:font-size-asian="11pt" style:font-size-complex="11pt"/>
    </style:style>
    <style:style style:name="P253" style:parent-style-name="Título3" style:family="paragraph">
      <style:paragraph-properties fo:margin-bottom="0in"/>
      <style:text-properties style:font-name="Times New Roman" style:font-name-complex="Times New Roman" fo:color="#FF0066" fo:font-size="11pt" style:font-size-asian="11pt" style:font-size-complex="11pt"/>
    </style:style>
    <style:style style:name="P254" style:parent-style-name="Título3" style:family="paragraph">
      <style:paragraph-properties fo:margin-bottom="0in"/>
      <style:text-properties style:font-name="Times New Roman" style:font-name-complex="Times New Roman" fo:color="#FF0066" fo:font-size="11pt" style:font-size-asian="11pt" style:font-size-complex="11pt"/>
    </style:style>
    <style:style style:name="P255" style:parent-style-name="Título3" style:family="paragraph">
      <style:paragraph-properties fo:margin-bottom="0in"/>
      <style:text-properties style:font-name="Times New Roman" style:font-name-complex="Times New Roman" fo:color="#FF0066" fo:font-size="11pt" style:font-size-asian="11pt" style:font-size-complex="11pt"/>
    </style:style>
    <style:style style:name="P256" style:parent-style-name="Título3" style:family="paragraph">
      <style:paragraph-properties fo:margin-bottom="0in"/>
      <style:text-properties style:font-name="Times New Roman" style:font-name-complex="Times New Roman" fo:color="#FF0066" fo:font-size="11pt" style:font-size-asian="11pt" style:font-size-complex="11pt"/>
    </style:style>
    <style:style style:name="P257" style:parent-style-name="Título3" style:family="paragraph">
      <style:paragraph-properties fo:margin-bottom="0in"/>
      <style:text-properties style:font-name="Times New Roman" style:font-name-complex="Times New Roman" fo:color="#FF0066" fo:font-size="11pt" style:font-size-asian="11pt" style:font-size-complex="11pt"/>
    </style:style>
    <style:style style:name="P258" style:parent-style-name="Título3" style:family="paragraph">
      <style:paragraph-properties fo:margin-bottom="0in"/>
      <style:text-properties style:font-name="Times New Roman" style:font-name-complex="Times New Roman" fo:color="#FF0066" fo:font-size="11pt" style:font-size-asian="11pt" style:font-size-complex="11pt"/>
    </style:style>
    <style:style style:name="P259" style:parent-style-name="Título3" style:family="paragraph">
      <style:paragraph-properties fo:margin-bottom="0in"/>
      <style:text-properties style:font-name="Times New Roman" style:font-name-complex="Times New Roman" fo:color="#FF0066" fo:font-size="11pt" style:font-size-asian="11pt" style:font-size-complex="11pt"/>
    </style:style>
    <style:style style:name="P260" style:parent-style-name="Título3" style:family="paragraph">
      <style:paragraph-properties fo:margin-bottom="0in"/>
      <style:text-properties style:font-name="Times New Roman" style:font-name-complex="Times New Roman" fo:color="#FF0066" fo:font-size="11pt" style:font-size-asian="11pt" style:font-size-complex="11pt"/>
    </style:style>
    <style:style style:name="P261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P262" style:parent-style-name="Textbody" style:family="paragraph">
      <style:paragraph-properties fo:margin-bottom="0in" fo:line-height="100%"/>
      <style:text-properties style:font-name="Times New Roman" style:font-name-complex="Times New Roman" fo:color="#7030A0" fo:font-size="11pt" style:font-size-asian="11pt" style:font-size-complex="11pt"/>
    </style:style>
    <style:style style:name="P263" style:parent-style-name="Textbody" style:family="paragraph">
      <style:paragraph-properties fo:margin-bottom="0in" fo:line-height="100%"/>
      <style:text-properties style:font-name="Times New Roman" style:font-name-complex="Times New Roman" fo:color="#7030A0" fo:font-size="11pt" style:font-size-asian="11pt" style:font-size-complex="11pt"/>
    </style:style>
    <style:style style:name="T264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P265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P266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P267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P268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P269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P270" style:parent-style-name="Textbody" style:family="paragraph">
      <style:paragraph-properties fo:margin-bottom="0in" fo:line-height="100%"/>
    </style:style>
    <style:style style:name="T271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272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273" style:parent-style-name="StrongEmphasis" style:family="text">
      <style:text-properties style:font-name="Times New Roman" style:font-name-complex="Times New Roman" fo:font-weight="normal" style:font-weight-asian="normal" fo:font-size="11pt" style:font-size-asian="11pt" style:font-size-complex="11pt"/>
    </style:style>
    <style:style style:name="T274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275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T276" style:parent-style-name="SourceText" style:family="text">
      <style:text-properties style:font-name="Times New Roman" style:font-name-complex="Times New Roman" fo:color="#7030A0" fo:font-size="11pt" style:font-size-asian="11pt" style:font-size-complex="11pt" fo:language="en" fo:country="US"/>
    </style:style>
    <style:style style:name="T277" style:parent-style-name="SourceText" style:family="text">
      <style:text-properties style:font-name="Times New Roman" style:font-name-complex="Times New Roman" fo:color="#7030A0" fo:font-size="11pt" style:font-size-asian="11pt" style:font-size-complex="11pt" fo:language="en" fo:country="US"/>
    </style:style>
    <style:style style:name="T278" style:parent-style-name="SourceText" style:family="text">
      <style:text-properties style:font-name="Times New Roman" style:font-name-complex="Times New Roman" fo:color="#7030A0" fo:font-size="11pt" style:font-size-asian="11pt" style:font-size-complex="11pt" fo:language="en" fo:country="US"/>
    </style:style>
    <style:style style:name="T279" style:parent-style-name="SourceText" style:family="text">
      <style:text-properties style:font-name="Times New Roman" style:font-name-complex="Times New Roman" fo:color="#7030A0" fo:font-size="11pt" style:font-size-asian="11pt" style:font-size-complex="11pt" fo:language="en" fo:country="US"/>
    </style:style>
    <style:style style:name="T280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P281" style:parent-style-name="Textbody" style:family="paragraph">
      <style:paragraph-properties fo:margin-bottom="0in" fo:line-height="100%"/>
    </style:style>
    <style:style style:name="T282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283" style:parent-style-name="Ênfase" style:family="text">
      <style:text-properties style:font-name="Times New Roman" style:font-name-complex="Times New Roman" fo:font-style="normal" style:font-style-asian="normal" fo:font-size="11pt" style:font-size-asian="11pt" style:font-size-complex="11pt"/>
    </style:style>
    <style:style style:name="T284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285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286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P287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P288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P289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P290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P291" style:parent-style-name="Textbody" style:family="paragraph">
      <style:paragraph-properties fo:margin-bottom="0in" fo:line-height="100%"/>
      <style:text-properties style:font-name="Times New Roman" style:font-name-complex="Times New Roman" fo:color="#FF0066" fo:font-size="11pt" style:font-size-asian="11pt" style:font-size-complex="11pt"/>
    </style:style>
    <style:style style:name="P292" style:parent-style-name="Textbody" style:family="paragraph">
      <style:paragraph-properties fo:margin-bottom="0in" fo:line-height="100%"/>
      <style:text-properties style:font-name="Times New Roman" style:font-name-complex="Times New Roman" fo:color="#FF0066" fo:font-size="11pt" style:font-size-asian="11pt" style:font-size-complex="11pt"/>
    </style:style>
    <style:style style:name="P293" style:parent-style-name="Textbody" style:family="paragraph">
      <style:paragraph-properties fo:margin-bottom="0in" fo:line-height="100%"/>
      <style:text-properties style:font-name="Times New Roman" style:font-name-complex="Times New Roman" fo:color="#FF0066" fo:font-size="11pt" style:font-size-asian="11pt" style:font-size-complex="11pt"/>
    </style:style>
    <style:style style:name="P294" style:parent-style-name="Textbody" style:family="paragraph">
      <style:paragraph-properties fo:margin-bottom="0in" fo:line-height="100%"/>
      <style:text-properties style:font-name="Times New Roman" style:font-name-complex="Times New Roman" fo:color="#8064A2" fo:font-size="11pt" style:font-size-asian="11pt" style:font-size-complex="11pt"/>
    </style:style>
    <style:style style:name="T295" style:parent-style-name="SourceText" style:family="text">
      <style:text-properties style:font-name="Times New Roman" style:font-name-complex="Times New Roman" fo:color="#8064A2" fo:font-size="11pt" style:font-size-asian="11pt" style:font-size-complex="11pt" fo:language="en" fo:country="US"/>
    </style:style>
    <style:style style:name="T296" style:parent-style-name="SourceText" style:family="text">
      <style:text-properties style:font-name="Times New Roman" style:font-name-complex="Times New Roman" fo:color="#8064A2" fo:font-size="11pt" style:font-size-asian="11pt" style:font-size-complex="11pt" fo:language="en" fo:country="US"/>
    </style:style>
    <style:style style:name="T297" style:parent-style-name="SourceText" style:family="text">
      <style:text-properties style:font-name="Times New Roman" style:font-name-complex="Times New Roman" fo:color="#8064A2" fo:font-size="11pt" style:font-size-asian="11pt" style:font-size-complex="11pt" fo:language="en" fo:country="US"/>
    </style:style>
    <style:style style:name="P298" style:parent-style-name="Textbody" style:family="paragraph">
      <style:paragraph-properties fo:margin-bottom="0in" fo:line-height="100%"/>
      <style:text-properties style:font-name="Times New Roman" style:font-name-complex="Times New Roman" fo:color="#8064A2" fo:font-size="11pt" style:font-size-asian="11pt" style:font-size-complex="11pt"/>
    </style:style>
    <style:style style:name="P299" style:parent-style-name="Textbody" style:family="paragraph">
      <style:paragraph-properties fo:margin-bottom="0in" fo:line-height="100%"/>
      <style:text-properties style:font-name="Times New Roman" style:font-name-complex="Times New Roman" fo:color="#8064A2" fo:font-size="11pt" style:font-size-asian="11pt" style:font-size-complex="11pt"/>
    </style:style>
    <style:style style:name="P300" style:parent-style-name="Textbody" style:family="paragraph">
      <style:paragraph-properties fo:margin-bottom="0in" fo:line-height="100%"/>
      <style:text-properties style:font-name="Times New Roman" style:font-name-complex="Times New Roman" fo:color="#8064A2" fo:font-size="11pt" style:font-size-asian="11pt" style:font-size-complex="11pt"/>
    </style:style>
    <style:style style:name="P301" style:parent-style-name="Textbody" style:family="paragraph">
      <style:paragraph-properties fo:margin-bottom="0in" fo:line-height="100%"/>
      <style:text-properties style:font-name="Times New Roman" style:font-name-complex="Times New Roman" fo:color="#8064A2" fo:font-size="11pt" style:font-size-asian="11pt" style:font-size-complex="11pt"/>
    </style:style>
    <style:style style:name="P302" style:parent-style-name="Textbody" style:family="paragraph">
      <style:paragraph-properties fo:margin-bottom="0in" fo:line-height="100%"/>
      <style:text-properties style:font-name="Times New Roman" style:font-name-complex="Times New Roman" fo:color="#8064A2" fo:font-size="11pt" style:font-size-asian="11pt" style:font-size-complex="11pt"/>
    </style:style>
    <style:style style:name="P303" style:parent-style-name="Textbody" style:family="paragraph">
      <style:paragraph-properties fo:margin-bottom="0in" fo:line-height="100%"/>
    </style:style>
    <style:style style:name="T304" style:parent-style-name="Fonteparág.padrão" style:family="text">
      <style:text-properties style:font-name="Times New Roman" style:font-name-complex="Times New Roman" fo:color="#FF0066" fo:font-size="11pt" style:font-size-asian="11pt" style:font-size-complex="11pt"/>
    </style:style>
    <style:style style:name="P305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P306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  <style:style style:name="P307" style:parent-style-name="Textbody" style:family="paragraph">
      <style:paragraph-properties fo:margin-bottom="0in" fo:line-height="100%"/>
      <style:text-properties style:font-name="Times New Roman" style:font-name-complex="Times New Roman" fo:color="#7030A0" fo:font-size="11pt" style:font-size-asian="11pt" style:font-size-complex="11pt"/>
    </style:style>
    <style:style style:name="T308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T309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T310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T311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T312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T313" style:parent-style-name="SourceText" style:family="text">
      <style:text-properties style:font-name="Times New Roman" style:font-name-complex="Times New Roman" fo:color="#7030A0" fo:font-size="11pt" style:font-size-asian="11pt" style:font-size-complex="11pt"/>
    </style:style>
    <style:style style:name="P314" style:parent-style-name="Textbody" style:family="paragraph">
      <style:paragraph-properties fo:margin-bottom="0in" fo:line-height="100%"/>
      <style:text-properties style:font-name="Times New Roman" style:font-name-complex="Times New Roman" fo:font-size="11pt" style:font-size-asian="11pt" style:font-size-complex="11pt"/>
    </style:style>
  </office:automatic-styles>
  <office:body>
    <office:text text:use-soft-page-breaks="true">
      <text:h text:style-name="P1" text:outline-level="1"><text:bookmark-start text:name="repetiescomfor"/><text:bookmark-start text:name="_GoBack"/><text:bookmark-end text:name="repetiescomfor"/><text:bookmark-end text:name="_GoBack"/>Repetições com for</text:h>
      <text:h text:style-name="P2" text:outline-level="2"><text:bookmark-start text:name="iteraes"/><text:bookmark-end text:name="iteraes"/>Iterações</text:h>
      <text:p text:style-name="Textbody"/>
      <text:p text:style-name="P3">Há repetições em que o número de iterações pode ser conhecido desde o início. Por exemplo, imagine que desejamos desenhar um quadrado usando o turtle (veja<text:s/>quadro abaixo). Uma seqüência que nos permite fazer isso é desenhar quatro segmentos de reta, unidos por ângulos de 90 graus. Eis uma seqüência de comandos que desenha um quadrado no turtle.</text:p>
      <text:p text:style-name="PreformattedText"><text:span text:style-name="T4">&gt;&gt;&gt; import turtle</text:span></text:p>
      <text:p text:style-name="PreformattedText"><text:span text:style-name="T5">&gt;&gt;&gt; turtle.forward(100)</text:span></text:p>
      <text:p text:style-name="PreformattedText"><text:span text:style-name="T6">&gt;&gt;&gt; turtle.right(90)</text:span></text:p>
      <text:p text:style-name="PreformattedText"><text:span text:style-name="T7">&gt;</text:span><text:span text:style-name="T8">&gt;&gt; turtle.forward(100)</text:span></text:p>
      <text:p text:style-name="PreformattedText"><text:span text:style-name="T9">&gt;&gt;&gt; turtle.right(90)</text:span></text:p>
      <text:p text:style-name="PreformattedText"><text:span text:style-name="T10">&gt;&gt;&gt; turtle.forward(100)</text:span></text:p>
      <text:p text:style-name="PreformattedText"><text:span text:style-name="T11">&gt;&gt;&gt; turtle.right(90)</text:span></text:p>
      <text:p text:style-name="PreformattedText"><text:span text:style-name="T12">&gt;&gt;&gt; turtle.forward(100)</text:span></text:p>
      <text:p text:style-name="P13">Por ser repetitivo, o trecho de código acima é chato de ler e de escrever. Lembre que devemos escrever programas para que sejam facilmente lidos por outros programadores. Não apenas pelo computador. De fato, computadores têm apenas que executá-los e não se importam com a maioria dos aspectos de qualidade do texto. A mente humana, contudo, é treinada para identificar repetições. Por isso, quando lemos um trecho de código como o que está acima tendemos a ler detalhadamente apenas as duas primeiras linhas e a perceber que as demais são repetições. E é com base nisso, que tentamos compreender como o código funciona.</text:p>
      <text:p text:style-name="P14"><text:span text:style-name="T15"><text:line-break/></text:span><text:bookmark-start text:name="ainstruofor"/><text:bookmark-end text:name="ainstruofor"/><text:span text:style-name="T16">A instrução for</text:span></text:p>
      <text:p text:style-name="P17"><text:span text:style-name="T18">A sintaxe geral da</text:span><text:span text:style-name="T19"><text:s/>instrução </text:span><text:span text:style-name="T20">for</text:span><text:span text:style-name="T21"> consiste em um cabeçalho e em um corpo. O cabeçalho é uma linha que se inicia com a palavra-chave </text:span><text:span text:style-name="T22">for</text:span><text:span text:style-name="T23">, que declara a variável de controle do laço e os valores que ela deverá assumir. O corpo é uma seqüência qualquer de instruções. O importan</text:span><text:span text:style-name="T24">te é que o corpo seja corretamente endentado para que possa ser identificado pelo interpretador. Eis o formato geral da instrução for.</text:span></text:p>
      <text:p text:style-name="PreformattedText"><text:span text:style-name="T25">for &lt;variável&gt; in &lt;sequência_de_valores&gt;:</text:span></text:p>
      <text:p text:style-name="PreformattedText"><text:span text:style-name="T26"><text:s text:c="4"/></text:span><text:span text:style-name="T27">&lt;corpo do laço: linha 1&gt;</text:span></text:p>
      <text:p text:style-name="PreformattedText"><text:span text:style-name="T28"><text:s text:c="4"/></text:span><text:span text:style-name="T29">&lt;corpo do laço: linha 2&gt;</text:span></text:p>
      <text:p text:style-name="PreformattedText"><text:span text:style-name="T30"><text:s text:c="4"/></text:span><text:span text:style-name="T31">...</text:span></text:p>
      <text:p text:style-name="PreformattedText"><text:span text:style-name="T32"><text:s text:c="4"/></text:span><text:span text:style-name="T33">&lt;corpo do</text:span><text:span text:style-name="T34"><text:s/>laço: linha n&gt;</text:span></text:p>
      <text:p text:style-name="P35"><text:span text:style-name="T36">Um exemplo esclarece o conceito e a sintaxe muito melhor. Considere o problema acima como motivação. Ao invés de repetirmos a seqüência que repete 4 vezes os comandos para desenhar um dos lados do quadrado, podemos e vamos escrevê-lo usando</text:span><text:span text:style-name="T37"><text:s/>a instrução for. Primeiro devemos escrever o cabeçalho, que consiste na escolha de uma variável de controle, digamos </text:span><text:span text:style-name="T38">i</text:span><text:span text:style-name="T39">, e de uma lista. A sequência deve conter os valores para os quais o corpo do laço deve ser repetido.</text:span></text:p>
      <text:p text:style-name="P40">No exemplo abaixo, desejamos executar o corpo do laço quatro vezes (para os valores de i de 0 a 3).</text:p>
      <text:p text:style-name="PreformattedText"><text:span text:style-name="T41">for i in [0,1,2,3]:</text:span></text:p>
      <text:p text:style-name="P42"/>
      <text:p text:style-name="P43">O corpo é simplesmente o conjunto de instruções que deve ser repetido. Como a cada repetição queremos desenhar um lado do quadrado, uma instrução que terá que fazer parte<text:s/>do corpo é:</text:p>
      <text:p text:style-name="P44">O corpo é simplesmente o conjunto de instruções que deve ser repetido. Como a cada repetição queremos desenhar um lado do quadrado, uma instrução que terá que fazer parte do corpo é:</text:p>
      <text:p text:style-name="PreformattedText"><text:span text:style-name="T45">turtle.forward(100)</text:span></text:p>
      <text:p text:style-name="P46">Contudo, se simplesmente repetirmos 4 vezes essa instrução a tartaruga irá desenhar os quatro lados em seqüência, sem fazer as "esquinas" necessárias. Assim, o corpo do laço deve incluir ao final de cada lado a virada preparatória para desenhar o lado seguinte. O corpo do laço, portanto, deve ser<text:s/>assim:</text:p>
      <text:p text:style-name="PreformattedText"><text:span text:style-name="T47">turtle.forward(100)</text:span></text:p>
      <text:p text:style-name="PreformattedText"><text:span text:style-name="T48">turtle.right(90)</text:span></text:p>
      <text:p text:style-name="P49"><text:span text:style-name="T50">Juntando o corpo e o cabeçalho (com a endentação necessária), temos o código completo do </text:span><text:span text:style-name="T51">for</text:span><text:span text:style-name="T52">:</text:span></text:p>
      <text:p text:style-name="PreformattedText"><text:span text:style-name="T53">&gt;&gt;&gt; for i in [0,1,2,3]:</text:span></text:p>
      <text:p text:style-name="PreformattedText"><text:span text:style-name="T54">... <text:s text:c="4"/>turtle.forward(100)</text:span></text:p>
      <text:p text:style-name="PreformattedText"><text:span text:style-name="T55">... <text:s text:c="4"/>turtle.right(90)</text:span></text:p>
      <text:h text:style-name="P56" text:outline-level="2"><text:bookmark-start text:name="gerandolistas"/><text:bookmark-end text:name="gerandolistas"/>Gerando listas</text:h>
      <text:p text:style-name="P57"/>
      <text:p text:style-name="P58">O comando ''for'' de python é orientado por sequências. Assim, é de fundamental importância entendermos um pouco melhor sobre listas e strings que podem servir de base para iterações com o ''for''.</text:p>
      <text:h text:style-name="P59" text:outline-level="3"><text:bookmark-start text:name="seqnciasdiretas"/><text:bookmark-end text:name="seqnciasdiretas"/></text:h>
      <text:h text:style-name="P60" text:outline-level="3">Seqüências diretas</text:h>
      <text:p text:style-name="P61"/>
      <text:p text:style-name="P62">Suponha que queremos desenhar vários quadrados (digamos algo em<text:s/>torno de 15). Pelo que vimos, teríamos que escrever um cabeçalho para o for no formato:</text:p>
      <text:p text:style-name="PreformattedText"><text:span text:style-name="T63">for i in [0, 1, 2, 3, 4, 5, 6, 7, 8, 9, 10, 11, 12, 13, 14, 15]:</text:span></text:p>
      <text:p text:style-name="P64"/>
      <text:p text:style-name="P65">Como você vê, esse é outro tipo de trabalho chato. Embora não seja 100% repetitivo, no sentido em que os números são todos diferentes, achamos a tarefa chata porque a seqüência de números é suficientemente óbvia para acharmos que o próprio computador pode ser usado para gerá-la. E, de fato, pode.</text:p>
      <text:p text:style-name="P66">Para isso, usamos a função range(). Essa função gera uma lista de valores inteiros. Para entender melhor digite os seguintes comandos e veja os resultados:</text:p>
      <text:p text:style-name="PreformattedText"/>
      <text:p text:style-name="PreformattedText"><text:span text:style-name="T67">&gt;&gt;&gt; range(10)</text:span></text:p>
      <text:p text:style-name="PreformattedText"><text:span text:style-name="T68">&gt;&gt;&gt; range(0,10)</text:span></text:p>
      <text:p text:style-name="PreformattedText"><text:span text:style-name="T69">&gt;&gt;&gt; range(6,10)</text:span></text:p>
      <text:p text:style-name="PreformattedText"><text:span text:style-name="T70">&gt;&gt;&gt; range(10,10)</text:span></text:p>
      <text:p text:style-name="PreformattedText"><text:span text:style-name="T71">&gt;&gt;&gt; range(15,10)</text:span></text:p>
      <text:p text:style-name="P72"/>
      <text:p text:style-name="P73"><text:span text:style-name="T74">Pelos exemplos acima, você pode observar que range pode receber um ou dois argume</text:span><text:span text:style-name="T75">ntos.<text:s/></text:span><text:span text:style-name="T76">Quando recebe apenas 1 argumento, digamos n, range produz uma lista contendo os números de 0 a n-1.<text:s/></text:span><text:span text:style-name="T77">Se receber dois argumentos, digamos m e n, python produzira uma lista com os inteiros de m a n-1, desde que m &lt; n.</text:span></text:p>
      <text:h text:style-name="P78" text:outline-level="3"><text:bookmark-start text:name="gerandosubseqnciasdepas"/><text:bookmark-end text:name="gerandosubseqnciasdepas"/>Gerando subseqüências de PAs</text:h>
      <text:p text:style-name="Textbody"/>
      <text:p text:style-name="P79"><text:span text:style-name="T80">O rang</text:span><text:span text:style-name="T81">e pode fazer um pouco melhor ainda. Se for chamado com três argumentos, range gera uma subseqüência de uma PA.<text:s/></text:span><text:span text:style-name="T82">Assuma que m, n e r são os argumentos passados para range</text:span><text:span text:style-name="T83">. Isso fará range gerar uma lista contendo os inteiros da seqüência:</text:span></text:p>
      <text:p text:style-name="P84">m, m+r, m+2r, ...,<text:s/>m + kr</text:p>
      <text:p text:style-name="P85">Onde k é o maior inteiro que faz m + kr &lt; n.</text:p>
      <text:p text:style-name="P86"/>
      <text:p text:style-name="P87">De fato, podemos até mesmo usar uma razão negativa para gerar listas em ordem decrescente.</text:p>
      <text:p text:style-name="PreformattedText"><text:span text:style-name="T88">&gt;&gt;&gt; range(10,0,-1)</text:span></text:p>
      <text:p text:style-name="PreformattedText"><text:span text:style-name="T89">[10, 9, 8, 7, 6, 5, 4, 3, 2, 1]</text:span></text:p>
      <text:p text:style-name="P90"/>
      <text:p text:style-name="P91">Observe que range segue a mesma lógica de não incluir o último<text:s/>elemento. E, de forma análoga, se o valor inicial for menor que o valor final, range gera uma lista vazia.</text:p>
      <text:p text:style-name="PreformattedText"><text:span text:style-name="T92">&gt;&gt;&gt; range(0,10,-1)</text:span></text:p>
      <text:p text:style-name="PreformattedText"><text:span text:style-name="T93">[]</text:span><text:bookmark-start text:name="rangesgeraseqnciasdeinteiros"/><text:bookmark-end text:name="rangesgeraseqnciasdeinteiros"/></text:p>
      <text:p text:style-name="PreformattedText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>Range só gera seqüências de inteiros</text:p>
      <text:p text:style-name="P107"/>
      <text:p text:style-name="P108"><text:span text:style-name="T109">Infelizmente,<text:s/></text:span><text:span text:style-name="T110">range só gera seqüências de inteiros</text:span><text:span text:style-name="T111">. Contudo, gerar seqüências de outros t</text:span><text:span text:style-name="T112">ipos é um problema recorrente. O que podemos fazer é gerar a seqüência desejada a partir de alguma seqüência de inteiros.</text:span></text:p>
      <text:p text:style-name="P113">Considere, por exemplo, o problema de gerar valores reais entre 0 e 3. De fato, esse conjunto é infinito. Por tanto, na prática vamos<text:s/>ter que considerar algum delta. Assim, suponha que o delta que desejamos seja 0.3. Os números que desejamos são, portanto:</text:p>
      <text:p text:style-name="P114">0.0, 0.3, 0.6, 0.9, 1.2, 1.5, 1.8, 2.1, 2.4, 2.7</text:p>
      <text:p text:style-name="P115">Como podemos fazê-lo? De fato, há várias soluções possíveis. Vamos ver duas.</text:p>
      <text:p text:style-name="P116">Solução<text:s/>1. Podemos gerar os valores entre 0 e 30 e dividi-los por 10. O programa abaixo imprime esses valores e seus respectivos quadrados:</text:p>
      <text:p text:style-name="PreformattedText"><text:span text:style-name="T117">for i in range(0,30,3):</text:span></text:p>
      <text:p text:style-name="PreformattedText"><text:span text:style-name="T118"><text:s text:c="4"/></text:span><text:span text:style-name="T119">v = i/10.0</text:span></text:p>
      <text:p text:style-name="PreformattedText"><text:span text:style-name="T120"><text:s text:c="4"/></text:span><text:span text:style-name="T121">print v, v**2</text:span></text:p>
      <text:p text:style-name="P122"/>
      <text:p text:style-name="P123"><text:span text:style-name="T124">Importante.</text:span><text:span text:style-name="T125"> Lembre-se que os valores de ponto flutuante são uma ap</text:span><text:span text:style-name="T126">roximação do valor real que desejamos.</text:span></text:p>
      <text:p text:style-name="P127">Solução 2. Sabendo que queremos gerar 10 valores, podemos usar a seqüência de 0 a 10. Eis o programa equivalente:</text:p>
      <text:p text:style-name="PreformattedText"><text:span text:style-name="T128">for i in range(10):</text:span></text:p>
      <text:p text:style-name="PreformattedText"><text:span text:style-name="T129"><text:s text:c="4"/></text:span><text:span text:style-name="T130">v = 3*i/10.0</text:span></text:p>
      <text:p text:style-name="PreformattedText"><text:span text:style-name="T131"><text:s text:c="8"/></text:span><text:span text:style-name="T132">print v, v**2</text:span></text:p>
      <text:h text:style-name="P133" text:outline-level="2"><text:bookmark-start text:name="gerandolistascomoutrostiposdedados"/><text:bookmark-end text:name="gerandolistascomoutrostiposdedados"/></text:h>
      <text:h text:style-name="P134" text:outline-level="2"><text:span text:style-name="T135">Gerando listas com outros tipos de dados</text:span></text:h>
      <text:p text:style-name="P136"/>
      <text:p text:style-name="P137">Não é difícil perceber que muitas outras alternativas existem para resolver o problema acima. E o resultado seria equivalente. Uma diferença entre estas duas soluções e o resultado<text:s/>que obtemos ao usar o range, contudo, é que não geramos uma lista com os valores reais. Se isso for necessário, contudo, podemos escrever o programa para gerar a lista e somente em seguida usá-la em uma outra instrução for. Para entender melhor a idéia, analise o que faz o programa abaixo antes de executá-lo.</text:p>
      <text:p text:style-name="P138"/>
      <text:p text:style-name="PreformattedText"><text:span text:style-name="T139">lista = []</text:span></text:p>
      <text:p text:style-name="PreformattedText"><text:span text:style-name="T140">for i in range(5):</text:span></text:p>
      <text:p text:style-name="PreformattedText"><text:span text:style-name="T141"><text:s text:c="8"/></text:span><text:span text:style-name="T142">lista.append(3*i/10.0)</text:span></text:p>
      <text:p text:style-name="P143"/>
      <text:p text:style-name="P144">Agora, de posse de uma lista, podemos escrever o programa usando o for da forma convencional. A vantagem é que separamos a criação da lista<text:s/>do seu uso e, assim, podemos reaproveitar a lista para outros propósitos. Leia e entenda o programa abaixo.</text:p>
      <text:p text:style-name="P145"/>
      <text:p text:style-name="PreformattedText"><text:span text:style-name="T146">lista = []</text:span></text:p>
      <text:p text:style-name="PreformattedText"><text:span text:style-name="T147">for i in range(5):</text:span></text:p>
      <text:p text:style-name="PreformattedText"><text:span text:style-name="T148"><text:s text:c="4"/></text:span><text:span text:style-name="T149">lista.append(3*i/10.0)</text:span></text:p>
      <text:p text:style-name="P150"/>
      <text:p text:style-name="PreformattedText"><text:span text:style-name="T151">print "v", "v**2"</text:span></text:p>
      <text:p text:style-name="PreformattedText"><text:span text:style-name="T152">for v in lista:</text:span></text:p>
      <text:p text:style-name="PreformattedText"><text:span text:style-name="T153"><text:s text:c="4"/></text:span><text:span text:style-name="T154">print v, v**2</text:span></text:p>
      <text:p text:style-name="P155"/>
      <text:p text:style-name="PreformattedText"><text:span text:style-name="T156">print "v", "2*v**2 + 10"</text:span></text:p>
      <text:p text:style-name="PreformattedText"><text:span text:style-name="T157">for v in<text:s/></text:span><text:span text:style-name="T158">lista:</text:span></text:p>
      <text:p text:style-name="PreformattedText"><text:span text:style-name="T159"><text:s text:c="4"/></text:span><text:span text:style-name="T160">print v, 2*v**2 + 10</text:span><text:bookmark-start text:name="stringselistas"/><text:bookmark-end text:name="stringselistas"/></text:p>
      <text:p text:style-name="PreformattedText"/>
      <text:p text:style-name="P161"/>
      <text:p text:style-name="P162"/>
      <text:p text:style-name="P163"/>
      <text:p text:style-name="P164"/>
      <text:p text:style-name="P165"/>
      <text:p text:style-name="P166"/>
      <text:p text:style-name="PreformattedText"><text:span text:style-name="T167">Strings e listas</text:span></text:p>
      <text:p text:style-name="P168"/>
      <text:p text:style-name="P169">Acesso indexado aos elementos</text:p>
      <text:p text:style-name="P170">Em primeiro lugar, saiba que uma string e uma lista compartilham muitas características. A principal delas é a forma de acesso a seus elementos. Se você pensar bem, perceberá que poderíamos até pensar em uma string como uma lista de caracteres. Ou em uma lista como uma string de objetos.</text:p>
      <text:p text:style-name="P171">Essa é a principal razão para que ambas compartilhem sintaxe e tenham semântica tão semelhante. Podemos, por exemplo, manipular os elementos de<text:s/>ambas de forma indexada, usando colchetes e inteiros como forma de acesso a seus "componentes". Por exemplo,</text:p>
      <text:p text:style-name="PreformattedText"/>
      <text:p text:style-name="PreformattedText"><text:span text:style-name="T172">&gt;&gt;&gt; s = "abracadabra"</text:span></text:p>
      <text:p text:style-name="PreformattedText"><text:span text:style-name="T173">&gt;&gt;&gt; l = ['a', 'b', 'r', 'a', 'c', 'a', 'd', 'a', 'b', 'r', 'a']</text:span></text:p>
      <text:p text:style-name="PreformattedText"><text:span text:style-name="T174">&gt;&gt;&gt; s[4]</text:span></text:p>
      <text:p text:style-name="PreformattedText"><text:span text:style-name="T175">'c'</text:span></text:p>
      <text:p text:style-name="PreformattedText"><text:span text:style-name="T176">&gt;&gt;&gt; l[4]</text:span></text:p>
      <text:p text:style-name="PreformattedText"><text:span text:style-name="T177">'c'</text:span></text:p>
      <text:p text:style-name="P178"/>
      <text:p text:style-name="P179"/>
      <text:p text:style-name="P180"/>
      <text:p text:style-name="P181">Em particular, podemos iterar sobre<text:s/>os caracteres de uma string, usando o for:</text:p>
      <text:p text:style-name="PreformattedText"><text:span text:style-name="T182">&gt;&gt;&gt; for c in "labprog1":</text:span></text:p>
      <text:p text:style-name="PreformattedText"><text:span text:style-name="T183">... <text:s text:c="4"/>print c</text:span></text:p>
      <text:p text:style-name="PreformattedText"><text:span text:style-name="T184">...</text:span></text:p>
      <text:p text:style-name="PreformattedText"><text:span text:style-name="T185">l</text:span></text:p>
      <text:p text:style-name="PreformattedText"><text:span text:style-name="T186">a</text:span></text:p>
      <text:p text:style-name="PreformattedText"><text:span text:style-name="T187">b</text:span></text:p>
      <text:p text:style-name="PreformattedText"><text:span text:style-name="T188">p</text:span></text:p>
      <text:p text:style-name="PreformattedText"><text:span text:style-name="T189">r</text:span></text:p>
      <text:p text:style-name="PreformattedText"><text:span text:style-name="T190">o</text:span></text:p>
      <text:p text:style-name="PreformattedText"><text:span text:style-name="T191">g</text:span></text:p>
      <text:p text:style-name="PreformattedText"><text:span text:style-name="T192">1</text:span></text:p>
      <text:h text:style-name="P193" text:outline-level="2"><text:bookmark-start text:name="stringssoimutveis"/><text:bookmark-end text:name="stringssoimutveis"/>Strings são imutáveis</text:h>
      <text:p text:style-name="P194"/>
      <text:p text:style-name="P195">Ao contrário de listas, contudo, strings são imutáveis. Observe os seguintes comandos e perceba que os elementos da lista podem<text:s/>ser mudados.</text:p>
      <text:p text:style-name="PreformattedText"/>
      <text:p text:style-name="PreformattedText"><text:span text:style-name="T196">a = [0, 1, 4, 9, 16, 25, 36, 49, 64, 81]</text:span></text:p>
      <text:p text:style-name="PreformattedText"><text:span text:style-name="T197">a[5] = -1</text:span></text:p>
      <text:p text:style-name="PreformattedText"><text:span text:style-name="T198">assert a[5] == -1</text:span></text:p>
      <text:p text:style-name="PreformattedText"><text:span text:style-name="T199">assert a == [0, 1, 4, 9, 16, -1, 36, 49, 64, 81]</text:span></text:p>
      <text:p text:style-name="P200"/>
      <text:p text:style-name="P201">Mas o que ocorre se tentarmos fazer o mesmo com strings. Digite os dois comandos abaixo.</text:p>
      <text:p text:style-name="PreformattedText"><text:span text:style-name="T202">s = "labprog1"</text:span></text:p>
      <text:p text:style-name="PreformattedText"><text:span text:style-name="T203">assert s[5] == "o"</text:span></text:p>
      <text:p text:style-name="PreformattedText"><text:span text:style-name="T204">s[</text:span><text:span text:style-name="T205">5] = "X"</text:span></text:p>
      <text:p text:style-name="PreformattedText"><text:span text:style-name="T206">assert s[5] == "X"</text:span></text:p>
      <text:p text:style-name="PreformattedText"><text:span text:style-name="T207">assert s == "labprXg"</text:span></text:p>
      <text:p text:style-name="P208"><text:span text:style-name="T209"><text:line-break/></text:span><text:bookmark-start text:name="gerandolistasapartirdestrings"/><text:bookmark-end text:name="gerandolistasapartirdestrings"/><text:span text:style-name="T210">Gerando listas a partir de strings</text:span></text:p>
      <text:p text:style-name="P211"/>
      <text:p text:style-name="P212">De fato, podemos até transformar strings em listas de caracteres simplesmente fazendo a coerção. Veja a continuação do exemplo acima:</text:p>
      <text:p text:style-name="PreformattedText"><text:span text:style-name="T213">&gt;&gt;&gt; s = 'casa'</text:span></text:p>
      <text:p text:style-name="PreformattedText"><text:span text:style-name="T214">&gt;&gt;&gt; assert list(s) ==</text:span><text:span text:style-name="T215"><text:s/>['c', 'a', 's', 'a']</text:span><text:bookmark-start text:name="gerandostringsapartirdelistas"/><text:bookmark-end text:name="gerandostringsapartirdelistas"/></text:p>
      <text:p text:style-name="P216"/>
      <text:p text:style-name="P217"/>
      <text:p text:style-name="PreformattedText"><text:span text:style-name="T218">Gerando strings a partir de listas</text:span></text:p>
      <text:p text:style-name="P219"/>
      <text:p text:style-name="P220">Infelizmente, o contrário não funciona e não podemos transformar uma lista de caracteres em uma string da mesma forma. Há, contudo, como fazê-lo. Precisamos apenas recorrer a uma função presente no módulo "string". Siga o exemplo abaixo:</text:p>
      <text:p text:style-name="P221"/>
      <text:p text:style-name="PreformattedText"><text:span text:style-name="T222">&gt;&gt;&gt; import string</text:span></text:p>
      <text:p text:style-name="PreformattedText"><text:span text:style-name="T223">&gt;&gt;&gt; l = ['l', 'a', 'b', 'p', 'r', 'o', 'g', '1']</text:span></text:p>
      <text:p text:style-name="PreformattedText"><text:span text:style-name="T224">&gt;&gt;&gt;</text:span><text:span text:style-name="T225"><text:s/>assert string.join(l) == 'l a b p r o g 1'</text:span></text:p>
      <text:p text:style-name="PreformattedText"><text:span text:style-name="T226">&gt;&gt;&gt;</text:span></text:p>
      <text:p text:style-name="P227"/>
      <text:p text:style-name="P228">Como você viu, o método "join" gera uma string a partir de uma lista de caracteres. O problema é que ele colocou espaços entre os caracteres. Isso porque esse é o comportamento ''default'' dele. Para modificarmos isso, precisamos passar para join um segundo argumento. Trata-se de uma string indicando o que deve ser usado para "colar" os elementos da lista. Por exemplo, poderíamos digitar:</text:p>
      <text:p text:style-name="PreformattedText"/>
      <text:p text:style-name="PreformattedText"><text:span text:style-name="T229">&gt;&gt;&gt; assert string.join(l,"-") == 'l-a-b-p-r-o-g_1'</text:span></text:p>
      <text:p text:style-name="PreformattedText"><text:span text:style-name="T230">&gt;&gt;&gt; assert string.jo</text:span><text:span text:style-name="T231">in(l,"_") == 'l_a_b_p_r_o_g_1'</text:span></text:p>
      <text:p text:style-name="PreformattedText"><text:span text:style-name="T232">&gt;&gt;&gt; assert string.join(l,"*") == 'l*a*b*p*r*o*g*1'</text:span></text:p>
      <text:p text:style-name="P233"/>
      <text:p text:style-name="P234">E nada nos impede de colocarmos uma string vazia, para conseguirmos o efeito desejado.</text:p>
      <text:p text:style-name="P235"/>
      <text:p text:style-name="PreformattedText"><text:span text:style-name="T236">&gt;&gt;&gt; assert string.join(l,"") == 'labprog1'</text:span></text:p>
      <text:p text:style-name="P237"/>
      <text:p text:style-name="P238">De fato, como python não faz diferença alguma entre caractere e string. Tudo o que vimos vale igualmente para listas de strings maiores que um caractere. Por exemplo:</text:p>
      <text:p text:style-name="P239"/>
      <text:p text:style-name="PreformattedText"><text:span text:style-name="T240">&gt;&gt;&gt; s = ['exemplo', 'de', 'concatenacao', 'de', 'strings']</text:span></text:p>
      <text:p text:style-name="PreformattedText"><text:span text:style-name="T241">&gt;&gt;&gt; assert s == ['exemplo', 'de', 'concatenacao', 'de', 'strings']</text:span></text:p>
      <text:p text:style-name="PreformattedText"><text:span text:style-name="T242">&gt;&gt;&gt; ass</text:span><text:span text:style-name="T243">ert string.join(s) == 'exemplo de concatenacao de strings'</text:span></text:p>
      <text:p text:style-name="PreformattedText"><text:span text:style-name="T244">&gt;&gt;&gt; assert string.join(s,"-") == 'exemplo-de-concatenacao-de-strings'</text:span></text:p>
      <text:h text:style-name="P245" text:outline-level="3"><text:bookmark-start text:name="omtodojoindestring"/><text:bookmark-end text:name="omtodojoindestring"/></text:h>
      <text:h text:style-name="P246" text:outline-level="3"/>
      <text:h text:style-name="P247" text:outline-level="3"/>
      <text:h text:style-name="P248" text:outline-level="3"/>
      <text:h text:style-name="P249" text:outline-level="3"/>
      <text:h text:style-name="P250" text:outline-level="3"/>
      <text:h text:style-name="P251" text:outline-level="3"/>
      <text:h text:style-name="P252" text:outline-level="3"/>
      <text:h text:style-name="P253" text:outline-level="3"/>
      <text:h text:style-name="P254" text:outline-level="3"/>
      <text:h text:style-name="P255" text:outline-level="3"/>
      <text:h text:style-name="P256" text:outline-level="3"/>
      <text:h text:style-name="P257" text:outline-level="3"/>
      <text:h text:style-name="P258" text:outline-level="3"/>
      <text:p text:style-name="Textbody"/>
      <text:h text:style-name="P259" text:outline-level="3"/>
      <text:h text:style-name="P260" text:outline-level="3">O método join de string</text:h>
      <text:p text:style-name="Textbody"/>
      <text:p text:style-name="P261">O único problema para juntar listas de strings é ter que importar o módulo string cada vez que precisemos desse efeito. E, acreditem, vamos precisar disso com bastante freqüência quando manipularmos strings. A boa notícia é que python também disponibiliza essa função como método dos objetos do tipo string. A diferença fica por conta da notação (sintaxe) como vamos chamar a função.</text:p>
      <text:p text:style-name="P262"/>
      <text:p text:style-name="P263">Como sabemos, chamamos métodos (funções de objetos) usando a notação "dot"<text:s/>(ponto). A sintaxe geral é:</text:p>
      <text:p text:style-name="PreformattedText"><text:span text:style-name="T264">objeto.&lt;metodo&gt;(&lt;argumentos&gt;)</text:span></text:p>
      <text:p text:style-name="P265"/>
      <text:p text:style-name="P266">O que é importante você perceber aqui é que o objeto é, na verdade, um argumento "implícito" da função. Ele só está colocado em um lugar menos convencional (do ponto de vista matemático, principalmente).<text:s/></text:p>
      <text:p text:style-name="P267"/>
      <text:p text:style-name="P268">Contudo, do ponto de vista computacional é mais conveniente porque nos permite saber em qual objeto está definida a função.</text:p>
      <text:p text:style-name="P269"/>
      <text:p text:style-name="P270"><text:span text:style-name="T271">Assim, no caso do nosso problema de juntar strings de uma lista, temos que chamar o método join da string que queremos usar p</text:span><text:span text:style-name="T272">ara fazer a concatenação e passar-lhe como argumento a lista sobre a qual deve operar. Lembre-se </text:span><text:span text:style-name="T273">tudo</text:span><text:span text:style-name="T274"> em python é um objeto. Assim, no caso dos exemplos acima, teríamos:</text:span></text:p>
      <text:p text:style-name="P275"/>
      <text:p text:style-name="PreformattedText"><text:span text:style-name="T276">&gt;&gt;&gt; assert l == ['l', 'a', 'b', 'p', 'r', 'o', 'g', '1']</text:span></text:p>
      <text:p text:style-name="PreformattedText"><text:span text:style-name="T277">&gt;&gt;&gt; assert "-".join(l) == 'l-</text:span><text:span text:style-name="T278">a-b-p-r-o-g-1'</text:span></text:p>
      <text:p text:style-name="PreformattedText"><text:span text:style-name="T279">&gt;&gt;&gt; assert "*".join(l) == 'l*a*b*p*r*o*g*1'</text:span></text:p>
      <text:p text:style-name="PreformattedText"><text:span text:style-name="T280">&gt;&gt;&gt; assert "".join(l) == 'labprog1'</text:span></text:p>
      <text:p text:style-name="P281"><text:span text:style-name="T282">Pode até parecer estranho à primeira vista, mas essa notação é perfeitamente consistente e é muito usada em python. Dizemos que é a forma </text:span><text:span text:style-name="T283">pythonica</text:span><text:span text:style-name="T284"> de conseguir<text:s/></text:span><text:span text:style-name="T285">esse efeito.</text:span></text:p>
      <text:p text:style-name="P286">Atenção. Em qualquer linguagem de programação existem certas coisas que se fazem de certa forma mais do que de outras. Tais situações são o que chamamos de um "idiom" (expressão idiomática). Na prática, é importante manter-se fiel aos idioms e<text:s/>a todos os aspecto "culturais" de uma linguagem de programação. Isso nos permite produzir programas mais legíveis pelos demais programadores, além de nos identificar como programadores pra valer daquela linguagem.</text:p>
      <text:p text:style-name="P287"/>
      <text:p text:style-name="P288">Em Python, costuma-se falar de programas<text:s/>mais ou menos "pythonicos" (pythonic, se você quiser ler sobre isso na web). A idéia é relativamente subjetiva, mas expressa fortemente a idéia de unidade cultural que uma linguagem e seus programadores produzem. Um programa é, naturalmente, tanto mais pythonico quanto mais aderir aos idioms de python.</text:p>
      <text:p text:style-name="P289">Durante o curso, vimos e veremos várias formas de fazer diferentes operações costumeiras em programação. Em geral, indicarei qual a forma mais ''pythonica''.</text:p>
      <text:p text:style-name="P290"><text:bookmark-start text:name="usandooforcomstrings"/><text:bookmark-end text:name="usandooforcomstrings"/></text:p>
      <text:p text:style-name="P291"/>
      <text:p text:style-name="P292">Usando o for com strings</text:p>
      <text:p text:style-name="P293"/>
      <text:p text:style-name="P294">Como vimos acima,<text:s/>podemos usar o for com listas ou com strings. O exemplo abaixo imprime cada um dos caracteres de uma string, seguidos de seu código ASCII.</text:p>
      <text:p text:style-name="PreformattedText"><text:span text:style-name="T295">for c in "exemplo":</text:span></text:p>
      <text:p text:style-name="PreformattedText"><text:span text:style-name="T296"><text:s text:c="4"/></text:span><text:span text:style-name="T297">print c, ord(c)</text:span></text:p>
      <text:p text:style-name="P298">Internamente, o computador usa códigos binários para representar caracteres.<text:s/>Embora existam vários códigos para caracteres, um dos mais conhecidos e usados é o chamado código ASCII. Nele, os caracteres são representados por apenas 7 bits. Isso significa que apenas 2**7 = 128 caracteres podiam existir.</text:p>
      <text:p text:style-name="P299">Vários códigos, contudo, estendem o ASCII. Dois desses são o ASCII Estendido e o Unicode. Python e Linux usam ASCII Estendido (e podem trabalhar com Unicode). É aí que entra a função ord. Ela retorna o valor decimal que corresponde à seqüência de bits que representam o caractere passado como parâmetro. Observe que o valor indicado é o mesmo para os três códigos mencionados, dado que são subconjuntos um do outro.</text:p>
      <text:p text:style-name="P300">A função inversa de ord é chr. Ela deve receber um inteiro (de 0 a 255) e retorna um caractere.<text:bookmark-start text:name="separandostringsemlistas"/><text:bookmark-end text:name="separandostringsemlistas"/></text:p>
      <text:p text:style-name="P301"/>
      <text:p text:style-name="P302"/>
      <text:p text:style-name="P303"><text:span text:style-name="T304">Separando strings em listas</text:span></text:p>
      <text:p text:style-name="P305"/>
      <text:p text:style-name="P306">Às<text:s/>vezes, contudo, não queremos simplesmente separar os caracteres de uma string, mas sim pedaços mais significativos. Considere, por exemplo, um programa que le um série de inteiros e imprime o valor de sua soma. Poderíamos fazer uma leitura repetidas vezes, mas uma forma mais simples é ler todos os inteiros de uma única vez para depois separá-los. Veja como poderíamos fazer isso, usando o método split de strings.</text:p>
      <text:p text:style-name="P307"/>
      <text:p text:style-name="PreformattedText"><text:span text:style-name="T308">&gt;&gt;&gt; dados = raw_input() # digite os numeros separados por *espacos* nao por *enter*</text:span></text:p>
      <text:p text:style-name="PreformattedText"><text:span text:style-name="T309">10 3 4 2 3<text:s/></text:span><text:span text:style-name="T310">4</text:span></text:p>
      <text:p text:style-name="PreformattedText"><text:span text:style-name="T311">&gt;&gt;&gt; l = dados.split()</text:span></text:p>
      <text:p text:style-name="PreformattedText"><text:span text:style-name="T312">&gt;&gt;&gt; l</text:span></text:p>
      <text:p text:style-name="PreformattedText"><text:span text:style-name="T313">['10', '3', '4', '2', '3', '4']</text:span></text:p>
      <text:p text:style-name="P3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modern" style:font-pitch="fixed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Droid Sans" style:font-name-complex="Liberation Mono"/>
    </style:style>
    <style:style style:name="Ênfase" style:display-name="Ênfase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Textodebalão" style:display-name="Texto de balã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4909in" text:min-label-width="0in"/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4909in" text:min-label-width="0in"/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Ny Araújo</meta:initial-creator>
    <dc:creator>User</dc:creator>
    <meta:creation-date>2015-05-26T18:01:00Z</meta:creation-date>
    <dc:date>2015-05-27T01:37:00Z</dc:date>
    <meta:print-date>2015-05-27T01:25:00Z</meta:print-date>
    <meta:template xlink:href="Normal" xlink:type="simple"/>
    <meta:editing-cycles>2</meta:editing-cycles>
    <meta:editing-duration>PT13260S</meta:editing-duration>
    <meta:document-statistic meta:page-count="1" meta:paragraph-count="29" meta:word-count="2270" meta:character-count="14504" meta:row-count="102" meta:non-whitespace-character-count="12263"/>
  </office:meta>
</office:document-meta>
</file>